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191A00000E20D7C7DE8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Mono" svg:font-family="Mono"/>
    <style:font-face style:name="Mono1" svg:font-family="Mono" style:font-pitch="fixed"/>
    <style:font-face style:name="Arial" svg:font-family="Arial"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44c8f5"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abe1fa" draw:textarea-vertical-align="top" draw:auto-grow-height="false" draw:fit-to-size="false" fo:min-height="0cm" fo:min-width="0cm" fo:padding-top="0.127cm" fo:padding-bottom="0.127cm" fo:padding-left="0.254cm" fo:padding-right="0.254cm" fo:wrap-option="wrap"/>
    </style:style>
    <style:style style:name="gr6" style:family="graphic">
      <style:graphic-properties style:protect="size"/>
    </style:style>
    <style:style style:name="pr1" style:family="presentation" style:parent-style-name="Title_20_and_20_Content-notes">
      <style:graphic-properties draw:fill-color="#ffffff" fo:min-height="12.572cm"/>
    </style:style>
    <style:style style:name="pr2" style:family="presentation" style:parent-style-name="Title_20_and_20_Content-title">
      <style:graphic-properties draw:stroke="none" svg:stroke-width="0cm" draw:fill="none" draw:textarea-vertical-align="middle" draw:auto-grow-height="false" draw:fit-to-size="false" fo:min-height="4.241cm" fo:padding-top="0.127cm" fo:padding-bottom="0.127cm" fo:padding-left="0.254cm" fo:padding-right="0.254cm" fo:wrap-option="wrap"/>
    </style:style>
    <style:style style:name="pr3" style:family="presentation" style:parent-style-name="Title_20_and_20_Content-outline1">
      <style:graphic-properties draw:stroke="none" svg:stroke-width="0cm" draw:fill="none" draw:textarea-vertical-align="top" draw:auto-grow-height="false" draw:fit-to-size="false" fo:min-height="14.48cm" fo:padding-top="0.127cm" fo:padding-bottom="0.127cm" fo:padding-left="0.254cm" fo:padding-right="0.254cm" fo:wrap-option="wrap"/>
    </style:style>
    <style:style style:name="pr4" style:family="presentation" style:parent-style-name="Title_20_and_20_Content-outline1" style:list-style-name="L3">
      <style:graphic-properties draw:stroke="none" svg:stroke-width="0cm" draw:fill="none" draw:textarea-vertical-align="top" draw:auto-grow-height="false" draw:fit-to-size="false" fo:min-height="14.48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4.48cm" fo:padding-top="0.127cm" fo:padding-bottom="0.127cm" fo:padding-left="0.254cm" fo:padding-right="0.254cm" fo:wrap-option="wrap"/>
    </style:style>
    <style:style style:name="pr6" style:family="presentation" style:parent-style-name="Title_20_and_20_Content-outline1" style:list-style-name="L6">
      <style:graphic-properties draw:stroke="none" svg:stroke-width="0cm" draw:fill="none" draw:textarea-vertical-align="top" draw:auto-grow-height="false" draw:fit-to-size="shrink-to-fit" fo:min-height="14.48cm" fo:padding-top="0.127cm" fo:padding-bottom="0.127cm" fo:padding-left="0.254cm" fo:padding-right="0.254cm" fo:wrap-option="wrap"/>
    </style:style>
    <style:style style:name="pr7" style:family="presentation" style:parent-style-name="Title_20_and_20_Content-title" style:list-style-name="L8">
      <style:graphic-properties draw:stroke="none" svg:stroke-width="0cm" draw:fill="none" draw:textarea-vertical-align="middle" draw:auto-grow-height="false" draw:fit-to-size="false" fo:min-height="4.241cm" fo:padding-top="0.127cm" fo:padding-bottom="0.127cm" fo:padding-left="0.254cm" fo:padding-right="0.254cm" fo:wrap-option="wrap"/>
    </style:style>
    <style:style style:name="P1" style:family="paragraph">
      <style:paragraph-properties fo:margin-left="0.063cm" fo:margin-right="0cm" fo:margin-top="0cm" fo:margin-bottom="0cm" fo:line-height="100%" fo:text-align="center" fo:text-indent="0cm"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style:paragraph-properties fo:text-align="start" style:font-independent-line-spacing="true"/>
      <style:text-properties fo:font-size="44pt"/>
    </style:style>
    <style:style style:name="P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7" style:family="paragraph">
      <style:paragraph-properties fo:margin-left="0cm" fo:margin-right="0cm" fo:text-indent="0cm"/>
    </style:style>
    <style:style style:name="P8" style:family="paragraph">
      <style:paragraph-properties fo:text-align="start" style:font-independent-line-spacing="true"/>
      <style:text-properties style:font-name="Mono1" fo:font-size="32pt"/>
    </style:style>
    <style:style style:name="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text-align="start" style:font-independent-line-spacing="true"/>
      <style:text-properties style:font-name="Mono1" fo:font-size="24.7000007629395pt" style:font-size-asian="24.7000007629395pt" style:font-size-complex="24.7000007629395pt"/>
    </style:style>
    <style:style style:name="P12" style:family="paragraph">
      <style:paragraph-properties fo:margin-top="0cm" fo:margin-bottom="0cm" fo:line-height="100%" fo:text-align="center" style:punctuation-wrap="hanging" style:writing-mode="lr-tb" style:font-independent-line-spacing="true"/>
      <style:text-properties fo:font-size="66pt" style:font-size-asian="66pt" style:font-size-complex="66pt" fo:hyphenate="false"/>
    </style:style>
    <style:style style:name="T1" style:family="text">
      <style:text-properties fo:font-variant="normal" fo:text-transform="none" fo:color="#61bbff"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name-complex="Arial1"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60pt" fo:letter-spacing="normal" fo:font-style="normal" style:text-underline-style="none" fo:font-weight="normal" style:font-size-asian="60pt" style:font-style-asian="normal" style:font-weight-asian="normal" style:font-name-complex="Arial1" style:font-size-complex="60pt" style:font-style-complex="normal" style:font-weight-complex="normal"/>
    </style:style>
    <style:style style:name="T3" style:family="text">
      <style:text-properties fo:font-variant="normal" fo:text-transform="none" fo:color="#bae7ff"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1"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7" style:family="text">
      <style:text-properties fo:font-variant="normal" fo:text-transform="none" fo:color="#ffffff" style:text-line-through-style="none" style:text-line-through-type="none" style:text-position="0% 100%" style:font-name="Arial1" fo:font-size="32pt" fo:letter-spacing="normal" fo:font-style="italic" style:text-underline-style="solid" style:text-underline-width="auto" style:text-underline-color="font-color" fo:font-weight="normal" style:font-size-asian="32pt" style:font-style-asian="italic" style:font-weight-asian="normal" style:font-name-complex="Arial1" style:font-size-complex="32pt" style:font-style-complex="italic" style:font-weight-complex="normal"/>
    </style:style>
    <style:style style:name="T8" style:family="text">
      <style:text-properties fo:font-variant="normal" fo:text-transform="none" fo:color="#ffffff" style:text-line-through-style="none" style:text-line-through-type="none" style:text-position="0% 100%" style:font-name="Mono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ono1"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Mono1" fo:font-size="24.7000007629395pt" fo:letter-spacing="normal" fo:font-style="normal" style:text-underline-style="none" fo:font-weight="normal" style:font-size-asian="24.7000007629395pt" style:font-style-asian="normal" style:font-weight-asian="normal" style:font-name-complex="Arial1" style:font-size-complex="24.7000007629395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Mono1" fo:font-size="24.7000007629395pt" fo:letter-spacing="normal" fo:font-style="italic" style:text-underline-style="none" fo:font-weight="normal" style:font-size-asian="24.7000007629395pt" style:font-style-asian="italic" style:font-weight-asian="normal" style:font-name-complex="Arial1" style:font-size-complex="24.7000007629395pt" style:font-style-complex="italic" style:font-weight-complex="normal"/>
    </style:style>
    <style:style style:name="T12" style:family="text">
      <style:text-properties fo:font-variant="normal" fo:text-transform="none" fo:color="#bae7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13" style:family="text">
      <style:text-properties fo:font-variant="normal" fo:text-transform="none" fo:color="#bae7ff" style:text-line-through-style="none" style:text-line-through-type="none" style:text-position="0% 100%" style:font-name="Arial1" fo:font-size="96pt" fo:letter-spacing="normal" fo:font-style="normal" style:text-underline-style="none" fo:font-weight="bold" style:font-size-asian="96pt" style:font-style-asian="normal" style:font-weight-asian="bold" style:font-name-complex="Arial1" style:font-size-complex="96pt" style:font-style-complex="normal" style:font-weight-complex="bold"/>
    </style:style>
    <style:style style:name="T14" style:family="text">
      <style:text-properties fo:font-variant="normal" fo:text-transform="none" fo:color="#bae7ff" style:text-line-through-style="none" style:text-line-through-type="none" style:text-position="0% 100%" style:font-name="Arial1" fo:font-size="66pt" fo:letter-spacing="normal" fo:font-style="normal" style:text-underline-style="none" fo:font-weight="bold" style:font-size-asian="66pt" style:font-style-asian="normal" style:font-weight-asian="bold" style:font-name-complex="Arial1" style:font-size-complex="66pt" style:font-style-complex="normal" style:font-weight-complex="bold"/>
    </style:style>
    <style:style style:name="T15" style:family="text">
      <style:text-properties fo:font-variant="normal" fo:text-transform="none" fo:color="#bae7ff"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16" style:family="text">
      <style:text-properties fo:font-variant="normal" fo:text-transform="none" fo:color="#bae7ff"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name-complex="Arial1"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space-before="0.001cm" text:min-label-width="0.952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text:space-before="0.001cm" text:min-label-width="0.952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bae7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object 3" draw:style-name="gr1" draw:text-style-name="P2" draw:layer="layout" svg:width="21.593cm" svg:height="2.032cm" svg:x="11.772cm" svg:y="20.975cm">
          <text:p text:style-name="P1"><text:span text:style-name="T1">By: Frank Lasz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 draw:text-style-name="P2" draw:layer="layout" svg:width="30.001cm" svg:height="2.791cm" svg:x="7.568cm" svg:y="17.108cm">
          <text:p text:style-name="P3"><text:span text:style-name="T2">VIM: Not Your Grandpa’s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1">
          <draw:g draw:name="Group 90">
            <draw:custom-shape draw:name="Freeform 36" draw:style-name="gr3" draw:text-style-name="P2" draw:layer="layout" svg:width="2.855cm" svg:height="4.353cm" svg:x="19.627cm" svg:y="2.774cm">
              <text:p/>
              <draw:enhanced-geometry draw:mirror-horizontal="false" draw:mirror-vertical="false" svg:viewBox="0 0 0 0" drawooo:sub-view-size="191 291" draw:text-areas="0 0 ?f18 ?f19" draw:type="ooxml-non-primitive" draw:enhanced-path="M 0 60 C 0 27 27 0 61 0 74 0 87 4 97 12 116 25 191 85 191 85 191 204 191 204 191 204 87 119 87 119 87 119 87 291 87 291 87 291 0 291 0 291 0 291 L 0 60 Z N">
                <draw:equation draw:name="f0" draw:formula="0*logwidth/191"/>
                <draw:equation draw:name="f1" draw:formula="60*logheight/291"/>
                <draw:equation draw:name="f2" draw:formula="61*logwidth/191"/>
                <draw:equation draw:name="f3" draw:formula="0*logheight/291"/>
                <draw:equation draw:name="f4" draw:formula="97*logwidth/191"/>
                <draw:equation draw:name="f5" draw:formula="12*logheight/291"/>
                <draw:equation draw:name="f6" draw:formula="191*logwidth/191"/>
                <draw:equation draw:name="f7" draw:formula="85*logheight/291"/>
                <draw:equation draw:name="f8" draw:formula="191*logwidth/191"/>
                <draw:equation draw:name="f9" draw:formula="204*logheight/291"/>
                <draw:equation draw:name="f10" draw:formula="87*logwidth/191"/>
                <draw:equation draw:name="f11" draw:formula="119*logheight/291"/>
                <draw:equation draw:name="f12" draw:formula="87*logwidth/191"/>
                <draw:equation draw:name="f13" draw:formula="291*logheight/291"/>
                <draw:equation draw:name="f14" draw:formula="0*logwidth/191"/>
                <draw:equation draw:name="f15" draw:formula="291*logheight/291"/>
                <draw:equation draw:name="f16" draw:formula="0*logwidth/191"/>
                <draw:equation draw:name="f17" draw:formula="60*logheight/291"/>
                <draw:equation draw:name="f18" draw:formula="logwidth"/>
                <draw:equation draw:name="f19" draw:formula="logheight"/>
              </draw:enhanced-geometry>
            </draw:custom-shape>
            <draw:custom-shape draw:name="Freeform 37" draw:style-name="gr3" draw:text-style-name="P2" draw:layer="layout" svg:width="2.851cm" svg:height="4.353cm" svg:x="22.724cm" svg:y="2.867cm">
              <text:p/>
              <draw:enhanced-geometry draw:mirror-horizontal="false" draw:mirror-vertical="false" svg:viewBox="0 0 0 0" drawooo:sub-view-size="191 291" draw:text-areas="0 0 ?f18 ?f19" draw:type="ooxml-non-primitive" draw:enhanced-path="M 191 231 C 191 264 164 291 130 291 117 291 104 287 94 279 75 266 0 206 0 206 0 87 0 87 0 87 105 172 105 172 105 172 105 0 105 0 105 0 191 0 191 0 191 0 L 191 231 Z N">
                <draw:equation draw:name="f0" draw:formula="191*logwidth/191"/>
                <draw:equation draw:name="f1" draw:formula="231*logheight/291"/>
                <draw:equation draw:name="f2" draw:formula="130*logwidth/191"/>
                <draw:equation draw:name="f3" draw:formula="291*logheight/291"/>
                <draw:equation draw:name="f4" draw:formula="94*logwidth/191"/>
                <draw:equation draw:name="f5" draw:formula="279*logheight/291"/>
                <draw:equation draw:name="f6" draw:formula="0*logwidth/191"/>
                <draw:equation draw:name="f7" draw:formula="206*logheight/291"/>
                <draw:equation draw:name="f8" draw:formula="0*logwidth/191"/>
                <draw:equation draw:name="f9" draw:formula="87*logheight/291"/>
                <draw:equation draw:name="f10" draw:formula="105*logwidth/191"/>
                <draw:equation draw:name="f11" draw:formula="172*logheight/291"/>
                <draw:equation draw:name="f12" draw:formula="105*logwidth/191"/>
                <draw:equation draw:name="f13" draw:formula="0*logheight/291"/>
                <draw:equation draw:name="f14" draw:formula="191*logwidth/191"/>
                <draw:equation draw:name="f15" draw:formula="0*logheight/291"/>
                <draw:equation draw:name="f16" draw:formula="191*logwidth/191"/>
                <draw:equation draw:name="f17" draw:formula="231*logheight/291"/>
                <draw:equation draw:name="f18" draw:formula="logwidth"/>
                <draw:equation draw:name="f19" draw:formula="logheight"/>
              </draw:enhanced-geometry>
            </draw:custom-shape>
            <draw:custom-shape draw:name="Freeform 38" draw:style-name="gr4" draw:text-style-name="P2" draw:layer="layout" svg:width="1.251cm" svg:height="1.882cm" svg:x="22.724cm" svg:y="3.196cm">
              <text:p/>
              <draw:enhanced-geometry draw:mirror-horizontal="false" draw:mirror-vertical="false" svg:viewBox="0 0 0 0" drawooo:sub-view-size="270 406" draw:text-areas="0 0 ?f10 ?f11" draw:type="ooxml-non-primitive" draw:enhanced-path="M 241 406 L 270 384 270 0 0 209 241 406 Z N">
                <draw:equation draw:name="f0" draw:formula="241*logwidth/270"/>
                <draw:equation draw:name="f1" draw:formula="406*logheight/406"/>
                <draw:equation draw:name="f2" draw:formula="270*logwidth/270"/>
                <draw:equation draw:name="f3" draw:formula="384*logheight/406"/>
                <draw:equation draw:name="f4" draw:formula="270*logwidth/270"/>
                <draw:equation draw:name="f5" draw:formula="0*logheight/406"/>
                <draw:equation draw:name="f6" draw:formula="0*logwidth/270"/>
                <draw:equation draw:name="f7" draw:formula="209*logheight/406"/>
                <draw:equation draw:name="f8" draw:formula="241*logwidth/270"/>
                <draw:equation draw:name="f9" draw:formula="406*logheight/406"/>
                <draw:equation draw:name="f10" draw:formula="logwidth"/>
                <draw:equation draw:name="f11" draw:formula="logheight"/>
              </draw:enhanced-geometry>
            </draw:custom-shape>
            <draw:custom-shape draw:name="Freeform 39" draw:style-name="gr5" draw:text-style-name="P2" draw:layer="layout" svg:width="1.116cm" svg:height="1.78cm" svg:x="22.724cm" svg:y="4.165cm">
              <text:p/>
              <draw:enhanced-geometry draw:mirror-horizontal="false" draw:mirror-vertical="false" svg:viewBox="0 0 0 0" drawooo:sub-view-size="241 384" draw:text-areas="0 0 ?f8 ?f9" draw:type="ooxml-non-primitive" draw:enhanced-path="M 0 0 L 241 197 0 384 0 0 Z N">
                <draw:equation draw:name="f0" draw:formula="0*logwidth/241"/>
                <draw:equation draw:name="f1" draw:formula="0*logheight/384"/>
                <draw:equation draw:name="f2" draw:formula="241*logwidth/241"/>
                <draw:equation draw:name="f3" draw:formula="197*logheight/384"/>
                <draw:equation draw:name="f4" draw:formula="0*logwidth/241"/>
                <draw:equation draw:name="f5" draw:formula="384*logheight/384"/>
                <draw:equation draw:name="f6" draw:formula="0*logwidth/241"/>
                <draw:equation draw:name="f7" draw:formula="0*logheight/384"/>
                <draw:equation draw:name="f8" draw:formula="logwidth"/>
                <draw:equation draw:name="f9" draw:formula="logheight"/>
              </draw:enhanced-geometry>
            </draw:custom-shape>
            <draw:custom-shape draw:name="Freeform 40" draw:style-name="gr4" draw:text-style-name="P2" draw:layer="layout" svg:width="1.256cm" svg:height="1.868cm" svg:x="21.227cm" svg:y="4.916cm">
              <text:p/>
              <draw:enhanced-geometry draw:mirror-horizontal="false" draw:mirror-vertical="false" svg:viewBox="0 0 0 0" drawooo:sub-view-size="271 403" draw:text-areas="0 0 ?f10 ?f11" draw:type="ooxml-non-primitive" draw:enhanced-path="M 0 403 L 271 197 29 0 0 19 0 403 Z N">
                <draw:equation draw:name="f0" draw:formula="0*logwidth/271"/>
                <draw:equation draw:name="f1" draw:formula="403*logheight/403"/>
                <draw:equation draw:name="f2" draw:formula="271*logwidth/271"/>
                <draw:equation draw:name="f3" draw:formula="197*logheight/403"/>
                <draw:equation draw:name="f4" draw:formula="29*logwidth/271"/>
                <draw:equation draw:name="f5" draw:formula="0*logheight/403"/>
                <draw:equation draw:name="f6" draw:formula="0*logwidth/271"/>
                <draw:equation draw:name="f7" draw:formula="19*logheight/403"/>
                <draw:equation draw:name="f8" draw:formula="0*logwidth/271"/>
                <draw:equation draw:name="f9" draw:formula="403*logheight/403"/>
                <draw:equation draw:name="f10" draw:formula="logwidth"/>
                <draw:equation draw:name="f11" draw:formula="logheight"/>
              </draw:enhanced-geometry>
            </draw:custom-shape>
            <draw:custom-shape draw:name="Freeform 41" draw:style-name="gr5" draw:text-style-name="P2" draw:layer="layout" svg:width="1.121cm" svg:height="1.78cm" svg:x="21.361cm" svg:y="4.049cm">
              <text:p/>
              <draw:enhanced-geometry draw:mirror-horizontal="false" draw:mirror-vertical="false" svg:viewBox="0 0 0 0" drawooo:sub-view-size="242 384" draw:text-areas="0 0 ?f8 ?f9" draw:type="ooxml-non-primitive" draw:enhanced-path="M 0 187 L 242 0 242 384 0 187 Z N">
                <draw:equation draw:name="f0" draw:formula="0*logwidth/242"/>
                <draw:equation draw:name="f1" draw:formula="187*logheight/384"/>
                <draw:equation draw:name="f2" draw:formula="242*logwidth/242"/>
                <draw:equation draw:name="f3" draw:formula="0*logheight/384"/>
                <draw:equation draw:name="f4" draw:formula="242*logwidth/242"/>
                <draw:equation draw:name="f5" draw:formula="384*logheight/384"/>
                <draw:equation draw:name="f6" draw:formula="0*logwidth/242"/>
                <draw:equation draw:name="f7" draw:formula="187*logheight/384"/>
                <draw:equation draw:name="f8" draw:formula="logwidth"/>
                <draw:equation draw:name="f9" draw:formula="logheight"/>
              </draw:enhanced-geometry>
            </draw:custom-shape>
          </draw:g>
          <draw:g draw:name="Group 88">
            <draw:custom-shape draw:name="Freeform 42" draw:style-name="gr3" draw:text-style-name="P2" draw:layer="layout" svg:width="2.002cm" svg:height="2.183cm" svg:x="15.155cm" svg:y="7.776cm">
              <text:p/>
              <draw:enhanced-geometry draw:mirror-horizontal="false" draw:mirror-vertical="false" svg:viewBox="0 0 0 0" drawooo:sub-view-size="134 146" draw:text-areas="0 0 ?f22 ?f23" draw:type="ooxml-non-primitive" draw:enhanced-path="M 73 0 C 116 0 134 15 134 54 134 146 134 146 134 146 95 146 95 146 95 146 95 58 95 58 95 58 95 38 92 32 70 32 39 32 39 32 39 32 39 146 39 146 39 146 0 146 0 146 0 146 0 0 0 0 0 0 L 73 0 Z N">
                <draw:equation draw:name="f0" draw:formula="73*logwidth/134"/>
                <draw:equation draw:name="f1" draw:formula="0*logheight/146"/>
                <draw:equation draw:name="f2" draw:formula="134*logwidth/134"/>
                <draw:equation draw:name="f3" draw:formula="54*logheight/146"/>
                <draw:equation draw:name="f4" draw:formula="134*logwidth/134"/>
                <draw:equation draw:name="f5" draw:formula="146*logheight/146"/>
                <draw:equation draw:name="f6" draw:formula="95*logwidth/134"/>
                <draw:equation draw:name="f7" draw:formula="146*logheight/146"/>
                <draw:equation draw:name="f8" draw:formula="95*logwidth/134"/>
                <draw:equation draw:name="f9" draw:formula="58*logheight/146"/>
                <draw:equation draw:name="f10" draw:formula="70*logwidth/134"/>
                <draw:equation draw:name="f11" draw:formula="32*logheight/146"/>
                <draw:equation draw:name="f12" draw:formula="39*logwidth/134"/>
                <draw:equation draw:name="f13" draw:formula="32*logheight/146"/>
                <draw:equation draw:name="f14" draw:formula="39*logwidth/134"/>
                <draw:equation draw:name="f15" draw:formula="146*logheight/146"/>
                <draw:equation draw:name="f16" draw:formula="0*logwidth/134"/>
                <draw:equation draw:name="f17" draw:formula="146*logheight/146"/>
                <draw:equation draw:name="f18" draw:formula="0*logwidth/134"/>
                <draw:equation draw:name="f19" draw:formula="0*logheight/146"/>
                <draw:equation draw:name="f20" draw:formula="73*logwidth/134"/>
                <draw:equation draw:name="f21" draw:formula="0*logheight/146"/>
                <draw:equation draw:name="f22" draw:formula="logwidth"/>
                <draw:equation draw:name="f23" draw:formula="logheight"/>
              </draw:enhanced-geometry>
            </draw:custom-shape>
            <draw:custom-shape draw:name="Freeform 43" draw:style-name="gr3" draw:text-style-name="P2" draw:layer="layout" svg:width="1.928cm" svg:height="2.183cm" svg:x="17.306cm" svg:y="7.776cm">
              <text:p/>
              <draw:enhanced-geometry draw:mirror-horizontal="false" draw:mirror-vertical="false" svg:viewBox="0 0 0 0" drawooo:sub-view-size="129 146" draw:text-areas="0 0 ?f28 ?f29" draw:type="ooxml-non-primitive" draw:enhanced-path="M 0 73 C 0 26 25 0 73 0 129 0 129 0 129 0 129 31 129 31 129 31 79 31 79 31 79 31 54 31 44 35 43 58 129 58 129 58 129 58 129 89 129 89 129 89 43 89 43 89 43 89 44 113 54 116 78 116 129 116 129 116 129 116 129 146 129 146 129 146 73 146 73 146 73 146 25 146 0 121 0 73 N">
                <draw:equation draw:name="f0" draw:formula="0*logwidth/129"/>
                <draw:equation draw:name="f1" draw:formula="73*logheight/146"/>
                <draw:equation draw:name="f2" draw:formula="73*logwidth/129"/>
                <draw:equation draw:name="f3" draw:formula="0*logheight/146"/>
                <draw:equation draw:name="f4" draw:formula="129*logwidth/129"/>
                <draw:equation draw:name="f5" draw:formula="0*logheight/146"/>
                <draw:equation draw:name="f6" draw:formula="129*logwidth/129"/>
                <draw:equation draw:name="f7" draw:formula="31*logheight/146"/>
                <draw:equation draw:name="f8" draw:formula="79*logwidth/129"/>
                <draw:equation draw:name="f9" draw:formula="31*logheight/146"/>
                <draw:equation draw:name="f10" draw:formula="43*logwidth/129"/>
                <draw:equation draw:name="f11" draw:formula="58*logheight/146"/>
                <draw:equation draw:name="f12" draw:formula="129*logwidth/129"/>
                <draw:equation draw:name="f13" draw:formula="58*logheight/146"/>
                <draw:equation draw:name="f14" draw:formula="129*logwidth/129"/>
                <draw:equation draw:name="f15" draw:formula="89*logheight/146"/>
                <draw:equation draw:name="f16" draw:formula="43*logwidth/129"/>
                <draw:equation draw:name="f17" draw:formula="89*logheight/146"/>
                <draw:equation draw:name="f18" draw:formula="78*logwidth/129"/>
                <draw:equation draw:name="f19" draw:formula="116*logheight/146"/>
                <draw:equation draw:name="f20" draw:formula="129*logwidth/129"/>
                <draw:equation draw:name="f21" draw:formula="116*logheight/146"/>
                <draw:equation draw:name="f22" draw:formula="129*logwidth/129"/>
                <draw:equation draw:name="f23" draw:formula="146*logheight/146"/>
                <draw:equation draw:name="f24" draw:formula="73*logwidth/129"/>
                <draw:equation draw:name="f25" draw:formula="146*logheight/146"/>
                <draw:equation draw:name="f26" draw:formula="0*logwidth/129"/>
                <draw:equation draw:name="f27" draw:formula="73*logheight/146"/>
                <draw:equation draw:name="f28" draw:formula="logwidth"/>
                <draw:equation draw:name="f29" draw:formula="logheight"/>
              </draw:enhanced-geometry>
            </draw:custom-shape>
            <draw:custom-shape draw:name="Freeform 44" draw:style-name="gr3" draw:text-style-name="P2" draw:layer="layout" svg:width="2.405cm" svg:height="2.183cm" svg:x="19.383cm" svg:y="7.776cm">
              <text:p/>
              <draw:enhanced-geometry draw:mirror-horizontal="false" draw:mirror-vertical="false" svg:viewBox="0 0 0 0" drawooo:sub-view-size="519 471" draw:text-areas="0 0 ?f26 ?f27" draw:type="ooxml-non-primitive" draw:enhanced-path="M 0 0 L 152 0 258 142 368 0 519 0 335 239 516 471 361 471 258 335 152 471 0 471 184 235 0 0 Z N">
                <draw:equation draw:name="f0" draw:formula="0*logwidth/519"/>
                <draw:equation draw:name="f1" draw:formula="0*logheight/471"/>
                <draw:equation draw:name="f2" draw:formula="152*logwidth/519"/>
                <draw:equation draw:name="f3" draw:formula="0*logheight/471"/>
                <draw:equation draw:name="f4" draw:formula="258*logwidth/519"/>
                <draw:equation draw:name="f5" draw:formula="142*logheight/471"/>
                <draw:equation draw:name="f6" draw:formula="368*logwidth/519"/>
                <draw:equation draw:name="f7" draw:formula="0*logheight/471"/>
                <draw:equation draw:name="f8" draw:formula="519*logwidth/519"/>
                <draw:equation draw:name="f9" draw:formula="0*logheight/471"/>
                <draw:equation draw:name="f10" draw:formula="335*logwidth/519"/>
                <draw:equation draw:name="f11" draw:formula="239*logheight/471"/>
                <draw:equation draw:name="f12" draw:formula="516*logwidth/519"/>
                <draw:equation draw:name="f13" draw:formula="471*logheight/471"/>
                <draw:equation draw:name="f14" draw:formula="361*logwidth/519"/>
                <draw:equation draw:name="f15" draw:formula="471*logheight/471"/>
                <draw:equation draw:name="f16" draw:formula="258*logwidth/519"/>
                <draw:equation draw:name="f17" draw:formula="335*logheight/471"/>
                <draw:equation draw:name="f18" draw:formula="152*logwidth/519"/>
                <draw:equation draw:name="f19" draw:formula="471*logheight/471"/>
                <draw:equation draw:name="f20" draw:formula="0*logwidth/519"/>
                <draw:equation draw:name="f21" draw:formula="471*logheight/471"/>
                <draw:equation draw:name="f22" draw:formula="184*logwidth/519"/>
                <draw:equation draw:name="f23" draw:formula="235*logheight/471"/>
                <draw:equation draw:name="f24" draw:formula="0*logwidth/519"/>
                <draw:equation draw:name="f25" draw:formula="0*logheight/471"/>
                <draw:equation draw:name="f26" draw:formula="logwidth"/>
                <draw:equation draw:name="f27" draw:formula="logheight"/>
              </draw:enhanced-geometry>
            </draw:custom-shape>
            <draw:custom-shape draw:name="Freeform 45" draw:style-name="gr3" draw:text-style-name="P2" draw:layer="layout" svg:width="1.928cm" svg:height="2.183cm" svg:x="21.581cm" svg:y="7.776cm">
              <text:p/>
              <draw:enhanced-geometry draw:mirror-horizontal="false" draw:mirror-vertical="false" svg:viewBox="0 0 0 0" drawooo:sub-view-size="129 146" draw:text-areas="0 0 ?f28 ?f29" draw:type="ooxml-non-primitive" draw:enhanced-path="M 129 115 C 129 146 129 146 129 146 76 146 76 146 76 146 52 146 35 142 22 129 8 116 0 96 0 74 0 51 8 31 22 18 35 5 52 0 76 0 129 0 129 0 129 0 129 32 129 32 129 32 88 32 88 32 88 32 55 32 40 40 40 74 40 91 45 103 57 110 65 115 75 115 88 115 L 129 115 Z N">
                <draw:equation draw:name="f0" draw:formula="129*logwidth/129"/>
                <draw:equation draw:name="f1" draw:formula="115*logheight/146"/>
                <draw:equation draw:name="f2" draw:formula="129*logwidth/129"/>
                <draw:equation draw:name="f3" draw:formula="146*logheight/146"/>
                <draw:equation draw:name="f4" draw:formula="76*logwidth/129"/>
                <draw:equation draw:name="f5" draw:formula="146*logheight/146"/>
                <draw:equation draw:name="f6" draw:formula="22*logwidth/129"/>
                <draw:equation draw:name="f7" draw:formula="129*logheight/146"/>
                <draw:equation draw:name="f8" draw:formula="0*logwidth/129"/>
                <draw:equation draw:name="f9" draw:formula="74*logheight/146"/>
                <draw:equation draw:name="f10" draw:formula="22*logwidth/129"/>
                <draw:equation draw:name="f11" draw:formula="18*logheight/146"/>
                <draw:equation draw:name="f12" draw:formula="76*logwidth/129"/>
                <draw:equation draw:name="f13" draw:formula="0*logheight/146"/>
                <draw:equation draw:name="f14" draw:formula="129*logwidth/129"/>
                <draw:equation draw:name="f15" draw:formula="0*logheight/146"/>
                <draw:equation draw:name="f16" draw:formula="129*logwidth/129"/>
                <draw:equation draw:name="f17" draw:formula="32*logheight/146"/>
                <draw:equation draw:name="f18" draw:formula="88*logwidth/129"/>
                <draw:equation draw:name="f19" draw:formula="32*logheight/146"/>
                <draw:equation draw:name="f20" draw:formula="40*logwidth/129"/>
                <draw:equation draw:name="f21" draw:formula="74*logheight/146"/>
                <draw:equation draw:name="f22" draw:formula="57*logwidth/129"/>
                <draw:equation draw:name="f23" draw:formula="110*logheight/146"/>
                <draw:equation draw:name="f24" draw:formula="88*logwidth/129"/>
                <draw:equation draw:name="f25" draw:formula="115*logheight/146"/>
                <draw:equation draw:name="f26" draw:formula="129*logwidth/129"/>
                <draw:equation draw:name="f27" draw:formula="115*logheight/146"/>
                <draw:equation draw:name="f28" draw:formula="logwidth"/>
                <draw:equation draw:name="f29" draw:formula="logheight"/>
              </draw:enhanced-geometry>
            </draw:custom-shape>
            <draw:custom-shape draw:name="Freeform 46" draw:style-name="gr3" draw:text-style-name="P2" draw:layer="layout" svg:width="1.928cm" svg:height="2.183cm" svg:x="23.51cm" svg:y="7.776cm">
              <text:p/>
              <draw:enhanced-geometry draw:mirror-horizontal="false" draw:mirror-vertical="false" svg:viewBox="0 0 0 0" drawooo:sub-view-size="129 146" draw:text-areas="0 0 ?f28 ?f29" draw:type="ooxml-non-primitive" draw:enhanced-path="M 0 73 C 0 26 25 0 73 0 129 0 129 0 129 0 129 31 129 31 129 31 79 31 79 31 79 31 54 31 43 35 43 58 129 58 129 58 129 58 129 89 129 89 129 89 43 89 43 89 43 89 43 113 53 116 78 116 129 116 129 116 129 116 129 146 129 146 129 146 73 146 73 146 73 146 25 146 0 121 0 73 N">
                <draw:equation draw:name="f0" draw:formula="0*logwidth/129"/>
                <draw:equation draw:name="f1" draw:formula="73*logheight/146"/>
                <draw:equation draw:name="f2" draw:formula="73*logwidth/129"/>
                <draw:equation draw:name="f3" draw:formula="0*logheight/146"/>
                <draw:equation draw:name="f4" draw:formula="129*logwidth/129"/>
                <draw:equation draw:name="f5" draw:formula="0*logheight/146"/>
                <draw:equation draw:name="f6" draw:formula="129*logwidth/129"/>
                <draw:equation draw:name="f7" draw:formula="31*logheight/146"/>
                <draw:equation draw:name="f8" draw:formula="79*logwidth/129"/>
                <draw:equation draw:name="f9" draw:formula="31*logheight/146"/>
                <draw:equation draw:name="f10" draw:formula="43*logwidth/129"/>
                <draw:equation draw:name="f11" draw:formula="58*logheight/146"/>
                <draw:equation draw:name="f12" draw:formula="129*logwidth/129"/>
                <draw:equation draw:name="f13" draw:formula="58*logheight/146"/>
                <draw:equation draw:name="f14" draw:formula="129*logwidth/129"/>
                <draw:equation draw:name="f15" draw:formula="89*logheight/146"/>
                <draw:equation draw:name="f16" draw:formula="43*logwidth/129"/>
                <draw:equation draw:name="f17" draw:formula="89*logheight/146"/>
                <draw:equation draw:name="f18" draw:formula="78*logwidth/129"/>
                <draw:equation draw:name="f19" draw:formula="116*logheight/146"/>
                <draw:equation draw:name="f20" draw:formula="129*logwidth/129"/>
                <draw:equation draw:name="f21" draw:formula="116*logheight/146"/>
                <draw:equation draw:name="f22" draw:formula="129*logwidth/129"/>
                <draw:equation draw:name="f23" draw:formula="146*logheight/146"/>
                <draw:equation draw:name="f24" draw:formula="73*logwidth/129"/>
                <draw:equation draw:name="f25" draw:formula="146*logheight/146"/>
                <draw:equation draw:name="f26" draw:formula="0*logwidth/129"/>
                <draw:equation draw:name="f27" draw:formula="73*logheight/146"/>
                <draw:equation draw:name="f28" draw:formula="logwidth"/>
                <draw:equation draw:name="f29" draw:formula="logheight"/>
              </draw:enhanced-geometry>
            </draw:custom-shape>
            <draw:custom-shape draw:name="Freeform 47" draw:style-name="gr3" draw:text-style-name="P2" draw:layer="layout" svg:width="2.109cm" svg:height="2.183cm" svg:x="25.662cm" svg:y="7.776cm">
              <text:p/>
              <draw:enhanced-geometry draw:mirror-horizontal="false" draw:mirror-vertical="false" svg:viewBox="0 0 0 0" drawooo:sub-view-size="141 146" draw:text-areas="0 0 ?f34 ?f35" draw:type="ooxml-non-primitive" draw:enhanced-path="M 83 116 C 97 116 104 112 104 102 104 91 97 87 83 87 50 87 50 87 50 87 15 87 0 80 0 46 0 15 16 0 51 0 134 0 134 0 134 0 134 31 134 31 134 31 66 31 66 31 66 31 48 31 39 32 39 44 39 53 45 57 57 57 92 57 92 57 92 57 124 57 141 73 141 100 141 128 124 146 101 146 2 146 2 146 2 146 2 116 2 116 2 116 L 83 116 Z N">
                <draw:equation draw:name="f0" draw:formula="83*logwidth/141"/>
                <draw:equation draw:name="f1" draw:formula="116*logheight/146"/>
                <draw:equation draw:name="f2" draw:formula="104*logwidth/141"/>
                <draw:equation draw:name="f3" draw:formula="102*logheight/146"/>
                <draw:equation draw:name="f4" draw:formula="83*logwidth/141"/>
                <draw:equation draw:name="f5" draw:formula="87*logheight/146"/>
                <draw:equation draw:name="f6" draw:formula="50*logwidth/141"/>
                <draw:equation draw:name="f7" draw:formula="87*logheight/146"/>
                <draw:equation draw:name="f8" draw:formula="0*logwidth/141"/>
                <draw:equation draw:name="f9" draw:formula="46*logheight/146"/>
                <draw:equation draw:name="f10" draw:formula="51*logwidth/141"/>
                <draw:equation draw:name="f11" draw:formula="0*logheight/146"/>
                <draw:equation draw:name="f12" draw:formula="134*logwidth/141"/>
                <draw:equation draw:name="f13" draw:formula="0*logheight/146"/>
                <draw:equation draw:name="f14" draw:formula="134*logwidth/141"/>
                <draw:equation draw:name="f15" draw:formula="31*logheight/146"/>
                <draw:equation draw:name="f16" draw:formula="66*logwidth/141"/>
                <draw:equation draw:name="f17" draw:formula="31*logheight/146"/>
                <draw:equation draw:name="f18" draw:formula="39*logwidth/141"/>
                <draw:equation draw:name="f19" draw:formula="44*logheight/146"/>
                <draw:equation draw:name="f20" draw:formula="57*logwidth/141"/>
                <draw:equation draw:name="f21" draw:formula="57*logheight/146"/>
                <draw:equation draw:name="f22" draw:formula="92*logwidth/141"/>
                <draw:equation draw:name="f23" draw:formula="57*logheight/146"/>
                <draw:equation draw:name="f24" draw:formula="141*logwidth/141"/>
                <draw:equation draw:name="f25" draw:formula="100*logheight/146"/>
                <draw:equation draw:name="f26" draw:formula="101*logwidth/141"/>
                <draw:equation draw:name="f27" draw:formula="146*logheight/146"/>
                <draw:equation draw:name="f28" draw:formula="2*logwidth/141"/>
                <draw:equation draw:name="f29" draw:formula="146*logheight/146"/>
                <draw:equation draw:name="f30" draw:formula="2*logwidth/141"/>
                <draw:equation draw:name="f31" draw:formula="116*logheight/146"/>
                <draw:equation draw:name="f32" draw:formula="83*logwidth/141"/>
                <draw:equation draw:name="f33" draw:formula="116*logheight/146"/>
                <draw:equation draw:name="f34" draw:formula="logwidth"/>
                <draw:equation draw:name="f35" draw:formula="logheight"/>
              </draw:enhanced-geometry>
            </draw:custom-shape>
            <draw:custom-shape draw:name="Freeform 48" draw:style-name="gr3" draw:text-style-name="P2" draw:layer="layout" svg:width="2.123cm" svg:height="2.183cm" svg:x="27.86cm" svg:y="7.776cm">
              <text:p/>
              <draw:enhanced-geometry draw:mirror-horizontal="false" draw:mirror-vertical="false" svg:viewBox="0 0 0 0" drawooo:sub-view-size="142 146" draw:text-areas="0 0 ?f34 ?f35" draw:type="ooxml-non-primitive" draw:enhanced-path="M 84 116 C 97 116 104 112 104 102 104 91 97 87 84 87 51 87 51 87 51 87 15 87 0 80 0 46 0 15 17 0 52 0 134 0 134 0 134 0 134 31 134 31 134 31 66 31 66 31 66 31 49 31 40 32 40 44 40 53 46 57 58 57 93 57 93 57 93 57 125 57 142 73 142 100 142 128 125 146 102 146 3 146 3 146 3 146 3 116 3 116 3 116 L 84 116 Z N">
                <draw:equation draw:name="f0" draw:formula="84*logwidth/142"/>
                <draw:equation draw:name="f1" draw:formula="116*logheight/146"/>
                <draw:equation draw:name="f2" draw:formula="104*logwidth/142"/>
                <draw:equation draw:name="f3" draw:formula="102*logheight/146"/>
                <draw:equation draw:name="f4" draw:formula="84*logwidth/142"/>
                <draw:equation draw:name="f5" draw:formula="87*logheight/146"/>
                <draw:equation draw:name="f6" draw:formula="51*logwidth/142"/>
                <draw:equation draw:name="f7" draw:formula="87*logheight/146"/>
                <draw:equation draw:name="f8" draw:formula="0*logwidth/142"/>
                <draw:equation draw:name="f9" draw:formula="46*logheight/146"/>
                <draw:equation draw:name="f10" draw:formula="52*logwidth/142"/>
                <draw:equation draw:name="f11" draw:formula="0*logheight/146"/>
                <draw:equation draw:name="f12" draw:formula="134*logwidth/142"/>
                <draw:equation draw:name="f13" draw:formula="0*logheight/146"/>
                <draw:equation draw:name="f14" draw:formula="134*logwidth/142"/>
                <draw:equation draw:name="f15" draw:formula="31*logheight/146"/>
                <draw:equation draw:name="f16" draw:formula="66*logwidth/142"/>
                <draw:equation draw:name="f17" draw:formula="31*logheight/146"/>
                <draw:equation draw:name="f18" draw:formula="40*logwidth/142"/>
                <draw:equation draw:name="f19" draw:formula="44*logheight/146"/>
                <draw:equation draw:name="f20" draw:formula="58*logwidth/142"/>
                <draw:equation draw:name="f21" draw:formula="57*logheight/146"/>
                <draw:equation draw:name="f22" draw:formula="93*logwidth/142"/>
                <draw:equation draw:name="f23" draw:formula="57*logheight/146"/>
                <draw:equation draw:name="f24" draw:formula="142*logwidth/142"/>
                <draw:equation draw:name="f25" draw:formula="100*logheight/146"/>
                <draw:equation draw:name="f26" draw:formula="102*logwidth/142"/>
                <draw:equation draw:name="f27" draw:formula="146*logheight/146"/>
                <draw:equation draw:name="f28" draw:formula="3*logwidth/142"/>
                <draw:equation draw:name="f29" draw:formula="146*logheight/146"/>
                <draw:equation draw:name="f30" draw:formula="3*logwidth/142"/>
                <draw:equation draw:name="f31" draw:formula="116*logheight/146"/>
                <draw:equation draw:name="f32" draw:formula="84*logwidth/142"/>
                <draw:equation draw:name="f33" draw:formula="116*logheight/146"/>
                <draw:equation draw:name="f34" draw:formula="logwidth"/>
                <draw:equation draw:name="f35" draw:formula="logheight"/>
              </draw:enhanced-geometry>
            </draw:custom-shape>
          </draw:g>
          <draw:g draw:name="Group 89">
            <draw:custom-shape draw:name="Freeform 49" draw:style-name="gr3" draw:text-style-name="P2" draw:layer="layout" svg:width="0.43cm" svg:height="0.597cm" svg:x="19.539cm" svg:y="10.515cm">
              <text:p/>
              <draw:enhanced-geometry draw:mirror-horizontal="false" draw:mirror-vertical="false" svg:viewBox="0 0 0 0" drawooo:sub-view-size="29 40" draw:text-areas="0 0 ?f30 ?f31" draw:type="ooxml-non-primitive" draw:enhanced-path="M 14 17 C 11 17 8 20 8 25 8 30 11 33 14 33 18 33 20 30 20 25 20 21 18 17 14 17 M 16 40 C 13 40 10 38 8 36 8 39 8 39 8 39 0 39 0 39 0 39 0 0 0 0 0 0 8 0 8 0 8 0 8 15 8 15 8 15 10 12 13 10 16 10 24 10 29 18 29 25 29 32 24 40 16 40 N">
                <draw:equation draw:name="f0" draw:formula="14*logwidth/29"/>
                <draw:equation draw:name="f1" draw:formula="17*logheight/40"/>
                <draw:equation draw:name="f2" draw:formula="8*logwidth/29"/>
                <draw:equation draw:name="f3" draw:formula="25*logheight/40"/>
                <draw:equation draw:name="f4" draw:formula="14*logwidth/29"/>
                <draw:equation draw:name="f5" draw:formula="33*logheight/40"/>
                <draw:equation draw:name="f6" draw:formula="20*logwidth/29"/>
                <draw:equation draw:name="f7" draw:formula="25*logheight/40"/>
                <draw:equation draw:name="f8" draw:formula="14*logwidth/29"/>
                <draw:equation draw:name="f9" draw:formula="17*logheight/40"/>
                <draw:equation draw:name="f10" draw:formula="16*logwidth/29"/>
                <draw:equation draw:name="f11" draw:formula="40*logheight/40"/>
                <draw:equation draw:name="f12" draw:formula="8*logwidth/29"/>
                <draw:equation draw:name="f13" draw:formula="36*logheight/40"/>
                <draw:equation draw:name="f14" draw:formula="8*logwidth/29"/>
                <draw:equation draw:name="f15" draw:formula="39*logheight/40"/>
                <draw:equation draw:name="f16" draw:formula="0*logwidth/29"/>
                <draw:equation draw:name="f17" draw:formula="39*logheight/40"/>
                <draw:equation draw:name="f18" draw:formula="0*logwidth/29"/>
                <draw:equation draw:name="f19" draw:formula="0*logheight/40"/>
                <draw:equation draw:name="f20" draw:formula="8*logwidth/29"/>
                <draw:equation draw:name="f21" draw:formula="0*logheight/40"/>
                <draw:equation draw:name="f22" draw:formula="8*logwidth/29"/>
                <draw:equation draw:name="f23" draw:formula="15*logheight/40"/>
                <draw:equation draw:name="f24" draw:formula="16*logwidth/29"/>
                <draw:equation draw:name="f25" draw:formula="10*logheight/40"/>
                <draw:equation draw:name="f26" draw:formula="29*logwidth/29"/>
                <draw:equation draw:name="f27" draw:formula="25*logheight/40"/>
                <draw:equation draw:name="f28" draw:formula="16*logwidth/29"/>
                <draw:equation draw:name="f29" draw:formula="40*logheight/40"/>
                <draw:equation draw:name="f30" draw:formula="logwidth"/>
                <draw:equation draw:name="f31" draw:formula="logheight"/>
              </draw:enhanced-geometry>
            </draw:custom-shape>
            <draw:custom-shape draw:name="Freeform 50" draw:style-name="gr3" draw:text-style-name="P2" draw:layer="layout" svg:width="0.402cm" svg:height="0.449cm" svg:x="20.016cm" svg:y="10.663cm">
              <text:p/>
              <draw:enhanced-geometry draw:mirror-horizontal="false" draw:mirror-vertical="false" svg:viewBox="0 0 0 0" drawooo:sub-view-size="27 30" draw:text-areas="0 0 ?f28 ?f29" draw:type="ooxml-non-primitive" draw:enhanced-path="M 14 7 C 11 7 8 9 8 12 19 12 19 12 19 12 19 9 17 7 14 7 M 8 18 C 8 21 11 23 16 23 19 23 22 23 24 22 26 28 26 28 26 28 23 29 20 30 16 30 6 30 0 24 0 15 0 7 5 0 14 0 22 0 27 6 27 15 27 18 27 18 27 18 L 8 18 Z N">
                <draw:equation draw:name="f0" draw:formula="14*logwidth/27"/>
                <draw:equation draw:name="f1" draw:formula="7*logheight/30"/>
                <draw:equation draw:name="f2" draw:formula="8*logwidth/27"/>
                <draw:equation draw:name="f3" draw:formula="12*logheight/30"/>
                <draw:equation draw:name="f4" draw:formula="19*logwidth/27"/>
                <draw:equation draw:name="f5" draw:formula="12*logheight/30"/>
                <draw:equation draw:name="f6" draw:formula="14*logwidth/27"/>
                <draw:equation draw:name="f7" draw:formula="7*logheight/30"/>
                <draw:equation draw:name="f8" draw:formula="8*logwidth/27"/>
                <draw:equation draw:name="f9" draw:formula="18*logheight/30"/>
                <draw:equation draw:name="f10" draw:formula="16*logwidth/27"/>
                <draw:equation draw:name="f11" draw:formula="23*logheight/30"/>
                <draw:equation draw:name="f12" draw:formula="24*logwidth/27"/>
                <draw:equation draw:name="f13" draw:formula="22*logheight/30"/>
                <draw:equation draw:name="f14" draw:formula="26*logwidth/27"/>
                <draw:equation draw:name="f15" draw:formula="28*logheight/30"/>
                <draw:equation draw:name="f16" draw:formula="16*logwidth/27"/>
                <draw:equation draw:name="f17" draw:formula="30*logheight/30"/>
                <draw:equation draw:name="f18" draw:formula="0*logwidth/27"/>
                <draw:equation draw:name="f19" draw:formula="15*logheight/30"/>
                <draw:equation draw:name="f20" draw:formula="14*logwidth/27"/>
                <draw:equation draw:name="f21" draw:formula="0*logheight/30"/>
                <draw:equation draw:name="f22" draw:formula="27*logwidth/27"/>
                <draw:equation draw:name="f23" draw:formula="15*logheight/30"/>
                <draw:equation draw:name="f24" draw:formula="27*logwidth/27"/>
                <draw:equation draw:name="f25" draw:formula="18*logheight/30"/>
                <draw:equation draw:name="f26" draw:formula="8*logwidth/27"/>
                <draw:equation draw:name="f27" draw:formula="18*logheight/30"/>
                <draw:equation draw:name="f28" draw:formula="logwidth"/>
                <draw:equation draw:name="f29" draw:formula="logheight"/>
              </draw:enhanced-geometry>
            </draw:custom-shape>
            <draw:custom-shape draw:name="Freeform 51" draw:style-name="gr3" draw:text-style-name="P2" draw:layer="layout" svg:width="0.435cm" svg:height="0.569cm" svg:x="20.434cm" svg:y="10.677cm">
              <text:p/>
              <draw:enhanced-geometry draw:mirror-horizontal="false" draw:mirror-vertical="false" svg:viewBox="0 0 0 0" drawooo:sub-view-size="94 123" draw:text-areas="0 0 ?f18 ?f19" draw:type="ooxml-non-primitive" draw:enhanced-path="M 52 123 L 23 123 36 91 0 0 26 0 49 62 68 0 94 0 52 123 Z N">
                <draw:equation draw:name="f0" draw:formula="52*logwidth/94"/>
                <draw:equation draw:name="f1" draw:formula="123*logheight/123"/>
                <draw:equation draw:name="f2" draw:formula="23*logwidth/94"/>
                <draw:equation draw:name="f3" draw:formula="123*logheight/123"/>
                <draw:equation draw:name="f4" draw:formula="36*logwidth/94"/>
                <draw:equation draw:name="f5" draw:formula="91*logheight/123"/>
                <draw:equation draw:name="f6" draw:formula="0*logwidth/94"/>
                <draw:equation draw:name="f7" draw:formula="0*logheight/123"/>
                <draw:equation draw:name="f8" draw:formula="26*logwidth/94"/>
                <draw:equation draw:name="f9" draw:formula="0*logheight/123"/>
                <draw:equation draw:name="f10" draw:formula="49*logwidth/94"/>
                <draw:equation draw:name="f11" draw:formula="62*logheight/123"/>
                <draw:equation draw:name="f12" draw:formula="68*logwidth/94"/>
                <draw:equation draw:name="f13" draw:formula="0*logheight/123"/>
                <draw:equation draw:name="f14" draw:formula="94*logwidth/94"/>
                <draw:equation draw:name="f15" draw:formula="0*logheight/123"/>
                <draw:equation draw:name="f16" draw:formula="52*logwidth/94"/>
                <draw:equation draw:name="f17" draw:formula="123*logheight/123"/>
                <draw:equation draw:name="f18" draw:formula="logwidth"/>
                <draw:equation draw:name="f19" draw:formula="logheight"/>
              </draw:enhanced-geometry>
            </draw:custom-shape>
            <draw:custom-shape draw:name="Freeform 52" draw:style-name="gr3" draw:text-style-name="P2" draw:layer="layout" svg:width="0.449cm" svg:height="0.449cm" svg:x="20.883cm" svg:y="10.663cm">
              <text:p/>
              <draw:enhanced-geometry draw:mirror-horizontal="false" draw:mirror-vertical="false" svg:viewBox="0 0 0 0" drawooo:sub-view-size="30 30" draw:text-areas="0 0 ?f20 ?f21" draw:type="ooxml-non-primitive" draw:enhanced-path="M 15 7 C 11 7 8 10 8 15 8 20 11 23 15 23 19 23 21 20 21 15 21 10 19 7 15 7 M 15 30 C 6 30 0 23 0 15 0 7 6 0 15 0 24 0 30 7 30 15 30 23 24 30 15 30 N">
                <draw:equation draw:name="f0" draw:formula="15*logwidth/30"/>
                <draw:equation draw:name="f1" draw:formula="7*logheight/30"/>
                <draw:equation draw:name="f2" draw:formula="8*logwidth/30"/>
                <draw:equation draw:name="f3" draw:formula="15*logheight/30"/>
                <draw:equation draw:name="f4" draw:formula="15*logwidth/30"/>
                <draw:equation draw:name="f5" draw:formula="23*logheight/30"/>
                <draw:equation draw:name="f6" draw:formula="21*logwidth/30"/>
                <draw:equation draw:name="f7" draw:formula="15*logheight/30"/>
                <draw:equation draw:name="f8" draw:formula="15*logwidth/30"/>
                <draw:equation draw:name="f9" draw:formula="7*logheight/30"/>
                <draw:equation draw:name="f10" draw:formula="15*logwidth/30"/>
                <draw:equation draw:name="f11" draw:formula="30*logheight/30"/>
                <draw:equation draw:name="f12" draw:formula="0*logwidth/30"/>
                <draw:equation draw:name="f13" draw:formula="15*logheight/30"/>
                <draw:equation draw:name="f14" draw:formula="15*logwidth/30"/>
                <draw:equation draw:name="f15" draw:formula="0*logheight/30"/>
                <draw:equation draw:name="f16" draw:formula="30*logwidth/30"/>
                <draw:equation draw:name="f17" draw:formula="15*logheight/30"/>
                <draw:equation draw:name="f18" draw:formula="15*logwidth/30"/>
                <draw:equation draw:name="f19" draw:formula="30*logheight/30"/>
                <draw:equation draw:name="f20" draw:formula="logwidth"/>
                <draw:equation draw:name="f21" draw:formula="logheight"/>
              </draw:enhanced-geometry>
            </draw:custom-shape>
            <draw:custom-shape draw:name="Freeform 53" draw:style-name="gr3" draw:text-style-name="P2" draw:layer="layout" svg:width="0.402cm" svg:height="0.435cm" svg:x="21.407cm" svg:y="10.663cm">
              <text:p/>
              <draw:enhanced-geometry draw:mirror-horizontal="false" draw:mirror-vertical="false" svg:viewBox="0 0 0 0" drawooo:sub-view-size="27 29" draw:text-areas="0 0 ?f26 ?f27" draw:type="ooxml-non-primitive" draw:enhanced-path="M 18 29 C 18 13 18 13 18 13 18 10 17 8 14 8 11 8 8 10 8 13 8 29 8 29 8 29 0 29 0 29 0 29 0 1 0 1 0 1 8 1 8 1 8 1 8 5 8 5 8 5 10 3 13 0 18 0 24 0 27 5 27 12 27 29 27 29 27 29 L 18 29 Z N">
                <draw:equation draw:name="f0" draw:formula="18*logwidth/27"/>
                <draw:equation draw:name="f1" draw:formula="29*logheight/29"/>
                <draw:equation draw:name="f2" draw:formula="18*logwidth/27"/>
                <draw:equation draw:name="f3" draw:formula="13*logheight/29"/>
                <draw:equation draw:name="f4" draw:formula="14*logwidth/27"/>
                <draw:equation draw:name="f5" draw:formula="8*logheight/29"/>
                <draw:equation draw:name="f6" draw:formula="8*logwidth/27"/>
                <draw:equation draw:name="f7" draw:formula="13*logheight/29"/>
                <draw:equation draw:name="f8" draw:formula="8*logwidth/27"/>
                <draw:equation draw:name="f9" draw:formula="29*logheight/29"/>
                <draw:equation draw:name="f10" draw:formula="0*logwidth/27"/>
                <draw:equation draw:name="f11" draw:formula="29*logheight/29"/>
                <draw:equation draw:name="f12" draw:formula="0*logwidth/27"/>
                <draw:equation draw:name="f13" draw:formula="1*logheight/29"/>
                <draw:equation draw:name="f14" draw:formula="8*logwidth/27"/>
                <draw:equation draw:name="f15" draw:formula="1*logheight/29"/>
                <draw:equation draw:name="f16" draw:formula="8*logwidth/27"/>
                <draw:equation draw:name="f17" draw:formula="5*logheight/29"/>
                <draw:equation draw:name="f18" draw:formula="18*logwidth/27"/>
                <draw:equation draw:name="f19" draw:formula="0*logheight/29"/>
                <draw:equation draw:name="f20" draw:formula="27*logwidth/27"/>
                <draw:equation draw:name="f21" draw:formula="12*logheight/29"/>
                <draw:equation draw:name="f22" draw:formula="27*logwidth/27"/>
                <draw:equation draw:name="f23" draw:formula="29*logheight/29"/>
                <draw:equation draw:name="f24" draw:formula="18*logwidth/27"/>
                <draw:equation draw:name="f25" draw:formula="29*logheight/29"/>
                <draw:equation draw:name="f26" draw:formula="logwidth"/>
                <draw:equation draw:name="f27" draw:formula="logheight"/>
              </draw:enhanced-geometry>
            </draw:custom-shape>
            <draw:custom-shape draw:name="Freeform 54" draw:style-name="gr3" draw:text-style-name="P2" draw:layer="layout" svg:width="0.435cm" svg:height="0.597cm" svg:x="21.885cm" svg:y="10.515cm">
              <text:p/>
              <draw:enhanced-geometry draw:mirror-horizontal="false" draw:mirror-vertical="false" svg:viewBox="0 0 0 0" drawooo:sub-view-size="29 40" draw:text-areas="0 0 ?f30 ?f31" draw:type="ooxml-non-primitive" draw:enhanced-path="M 14 17 C 10 17 8 21 8 25 8 30 10 33 14 33 18 33 20 30 20 25 20 20 18 17 14 17 M 20 39 C 20 36 20 36 20 36 18 38 15 40 12 40 4 40 0 32 0 25 0 18 4 10 12 10 15 10 18 12 20 15 20 0 20 0 20 0 29 0 29 0 29 0 29 39 29 39 29 39 L 20 39 Z N">
                <draw:equation draw:name="f0" draw:formula="14*logwidth/29"/>
                <draw:equation draw:name="f1" draw:formula="17*logheight/40"/>
                <draw:equation draw:name="f2" draw:formula="8*logwidth/29"/>
                <draw:equation draw:name="f3" draw:formula="25*logheight/40"/>
                <draw:equation draw:name="f4" draw:formula="14*logwidth/29"/>
                <draw:equation draw:name="f5" draw:formula="33*logheight/40"/>
                <draw:equation draw:name="f6" draw:formula="20*logwidth/29"/>
                <draw:equation draw:name="f7" draw:formula="25*logheight/40"/>
                <draw:equation draw:name="f8" draw:formula="14*logwidth/29"/>
                <draw:equation draw:name="f9" draw:formula="17*logheight/40"/>
                <draw:equation draw:name="f10" draw:formula="20*logwidth/29"/>
                <draw:equation draw:name="f11" draw:formula="39*logheight/40"/>
                <draw:equation draw:name="f12" draw:formula="20*logwidth/29"/>
                <draw:equation draw:name="f13" draw:formula="36*logheight/40"/>
                <draw:equation draw:name="f14" draw:formula="12*logwidth/29"/>
                <draw:equation draw:name="f15" draw:formula="40*logheight/40"/>
                <draw:equation draw:name="f16" draw:formula="0*logwidth/29"/>
                <draw:equation draw:name="f17" draw:formula="25*logheight/40"/>
                <draw:equation draw:name="f18" draw:formula="12*logwidth/29"/>
                <draw:equation draw:name="f19" draw:formula="10*logheight/40"/>
                <draw:equation draw:name="f20" draw:formula="20*logwidth/29"/>
                <draw:equation draw:name="f21" draw:formula="15*logheight/40"/>
                <draw:equation draw:name="f22" draw:formula="20*logwidth/29"/>
                <draw:equation draw:name="f23" draw:formula="0*logheight/40"/>
                <draw:equation draw:name="f24" draw:formula="29*logwidth/29"/>
                <draw:equation draw:name="f25" draw:formula="0*logheight/40"/>
                <draw:equation draw:name="f26" draw:formula="29*logwidth/29"/>
                <draw:equation draw:name="f27" draw:formula="39*logheight/40"/>
                <draw:equation draw:name="f28" draw:formula="20*logwidth/29"/>
                <draw:equation draw:name="f29" draw:formula="39*logheight/40"/>
                <draw:equation draw:name="f30" draw:formula="logwidth"/>
                <draw:equation draw:name="f31" draw:formula="logheight"/>
              </draw:enhanced-geometry>
            </draw:custom-shape>
            <draw:custom-shape draw:name="Freeform 55" draw:style-name="gr3" draw:text-style-name="P2" draw:layer="layout" svg:width="0.402cm" svg:height="0.583cm" svg:x="22.618cm" svg:y="10.515cm">
              <text:p/>
              <draw:enhanced-geometry draw:mirror-horizontal="false" draw:mirror-vertical="false" svg:viewBox="0 0 0 0" drawooo:sub-view-size="27 39" draw:text-areas="0 0 ?f26 ?f27" draw:type="ooxml-non-primitive" draw:enhanced-path="M 18 39 C 18 23 18 23 18 23 18 20 17 18 14 18 11 18 8 20 8 23 8 39 8 39 8 39 0 39 0 39 0 39 0 0 0 0 0 0 8 0 8 0 8 0 8 15 8 15 8 15 9 13 13 10 17 10 24 10 27 15 27 22 27 39 27 39 27 39 L 18 39 Z N">
                <draw:equation draw:name="f0" draw:formula="18*logwidth/27"/>
                <draw:equation draw:name="f1" draw:formula="39*logheight/39"/>
                <draw:equation draw:name="f2" draw:formula="18*logwidth/27"/>
                <draw:equation draw:name="f3" draw:formula="23*logheight/39"/>
                <draw:equation draw:name="f4" draw:formula="14*logwidth/27"/>
                <draw:equation draw:name="f5" draw:formula="18*logheight/39"/>
                <draw:equation draw:name="f6" draw:formula="8*logwidth/27"/>
                <draw:equation draw:name="f7" draw:formula="23*logheight/39"/>
                <draw:equation draw:name="f8" draw:formula="8*logwidth/27"/>
                <draw:equation draw:name="f9" draw:formula="39*logheight/39"/>
                <draw:equation draw:name="f10" draw:formula="0*logwidth/27"/>
                <draw:equation draw:name="f11" draw:formula="39*logheight/39"/>
                <draw:equation draw:name="f12" draw:formula="0*logwidth/27"/>
                <draw:equation draw:name="f13" draw:formula="0*logheight/39"/>
                <draw:equation draw:name="f14" draw:formula="8*logwidth/27"/>
                <draw:equation draw:name="f15" draw:formula="0*logheight/39"/>
                <draw:equation draw:name="f16" draw:formula="8*logwidth/27"/>
                <draw:equation draw:name="f17" draw:formula="15*logheight/39"/>
                <draw:equation draw:name="f18" draw:formula="17*logwidth/27"/>
                <draw:equation draw:name="f19" draw:formula="10*logheight/39"/>
                <draw:equation draw:name="f20" draw:formula="27*logwidth/27"/>
                <draw:equation draw:name="f21" draw:formula="22*logheight/39"/>
                <draw:equation draw:name="f22" draw:formula="27*logwidth/27"/>
                <draw:equation draw:name="f23" draw:formula="39*logheight/39"/>
                <draw:equation draw:name="f24" draw:formula="18*logwidth/27"/>
                <draw:equation draw:name="f25" draw:formula="39*logheight/39"/>
                <draw:equation draw:name="f26" draw:formula="logwidth"/>
                <draw:equation draw:name="f27" draw:formula="logheight"/>
              </draw:enhanced-geometry>
            </draw:custom-shape>
            <draw:custom-shape draw:name="Freeform 56" draw:style-name="gr3" draw:text-style-name="P2" draw:layer="layout" svg:width="0.449cm" svg:height="0.449cm" svg:x="23.081cm" svg:y="10.663cm">
              <text:p/>
              <draw:enhanced-geometry draw:mirror-horizontal="false" draw:mirror-vertical="false" svg:viewBox="0 0 0 0" drawooo:sub-view-size="30 30" draw:text-areas="0 0 ?f20 ?f21" draw:type="ooxml-non-primitive" draw:enhanced-path="M 15 7 C 11 7 9 10 9 15 9 20 11 23 15 23 19 23 22 20 22 15 22 10 19 7 15 7 M 15 30 C 7 30 0 23 0 15 0 7 7 0 15 0 24 0 30 7 30 15 30 23 24 30 15 30 N">
                <draw:equation draw:name="f0" draw:formula="15*logwidth/30"/>
                <draw:equation draw:name="f1" draw:formula="7*logheight/30"/>
                <draw:equation draw:name="f2" draw:formula="9*logwidth/30"/>
                <draw:equation draw:name="f3" draw:formula="15*logheight/30"/>
                <draw:equation draw:name="f4" draw:formula="15*logwidth/30"/>
                <draw:equation draw:name="f5" draw:formula="23*logheight/30"/>
                <draw:equation draw:name="f6" draw:formula="22*logwidth/30"/>
                <draw:equation draw:name="f7" draw:formula="15*logheight/30"/>
                <draw:equation draw:name="f8" draw:formula="15*logwidth/30"/>
                <draw:equation draw:name="f9" draw:formula="7*logheight/30"/>
                <draw:equation draw:name="f10" draw:formula="15*logwidth/30"/>
                <draw:equation draw:name="f11" draw:formula="30*logheight/30"/>
                <draw:equation draw:name="f12" draw:formula="0*logwidth/30"/>
                <draw:equation draw:name="f13" draw:formula="15*logheight/30"/>
                <draw:equation draw:name="f14" draw:formula="15*logwidth/30"/>
                <draw:equation draw:name="f15" draw:formula="0*logheight/30"/>
                <draw:equation draw:name="f16" draw:formula="30*logwidth/30"/>
                <draw:equation draw:name="f17" draw:formula="15*logheight/30"/>
                <draw:equation draw:name="f18" draw:formula="15*logwidth/30"/>
                <draw:equation draw:name="f19" draw:formula="30*logheight/30"/>
                <draw:equation draw:name="f20" draw:formula="logwidth"/>
                <draw:equation draw:name="f21" draw:formula="logheight"/>
              </draw:enhanced-geometry>
            </draw:custom-shape>
            <draw:custom-shape draw:name="Freeform 57" draw:style-name="gr3" draw:text-style-name="P2" draw:layer="layout" svg:width="0.356cm" svg:height="0.449cm" svg:x="23.591cm" svg:y="10.663cm">
              <text:p/>
              <draw:enhanced-geometry draw:mirror-horizontal="false" draw:mirror-vertical="false" svg:viewBox="0 0 0 0" drawooo:sub-view-size="24 30" draw:text-areas="0 0 ?f30 ?f31" draw:type="ooxml-non-primitive" draw:enhanced-path="M 12 30 C 8 30 3 29 0 27 1 21 1 21 1 21 5 23 9 24 12 24 15 24 16 23 16 21 16 20 15 20 12 18 4 15 1 14 1 9 1 3 5 0 13 0 15 0 20 1 23 2 22 8 22 8 22 8 20 7 16 7 13 7 9 7 9 7 9 8 9 10 10 10 15 12 22 15 24 16 24 21 24 26 19 30 12 30 N">
                <draw:equation draw:name="f0" draw:formula="12*logwidth/24"/>
                <draw:equation draw:name="f1" draw:formula="30*logheight/30"/>
                <draw:equation draw:name="f2" draw:formula="0*logwidth/24"/>
                <draw:equation draw:name="f3" draw:formula="27*logheight/30"/>
                <draw:equation draw:name="f4" draw:formula="1*logwidth/24"/>
                <draw:equation draw:name="f5" draw:formula="21*logheight/30"/>
                <draw:equation draw:name="f6" draw:formula="12*logwidth/24"/>
                <draw:equation draw:name="f7" draw:formula="24*logheight/30"/>
                <draw:equation draw:name="f8" draw:formula="16*logwidth/24"/>
                <draw:equation draw:name="f9" draw:formula="21*logheight/30"/>
                <draw:equation draw:name="f10" draw:formula="12*logwidth/24"/>
                <draw:equation draw:name="f11" draw:formula="18*logheight/30"/>
                <draw:equation draw:name="f12" draw:formula="1*logwidth/24"/>
                <draw:equation draw:name="f13" draw:formula="9*logheight/30"/>
                <draw:equation draw:name="f14" draw:formula="13*logwidth/24"/>
                <draw:equation draw:name="f15" draw:formula="0*logheight/30"/>
                <draw:equation draw:name="f16" draw:formula="23*logwidth/24"/>
                <draw:equation draw:name="f17" draw:formula="2*logheight/30"/>
                <draw:equation draw:name="f18" draw:formula="22*logwidth/24"/>
                <draw:equation draw:name="f19" draw:formula="8*logheight/30"/>
                <draw:equation draw:name="f20" draw:formula="13*logwidth/24"/>
                <draw:equation draw:name="f21" draw:formula="7*logheight/30"/>
                <draw:equation draw:name="f22" draw:formula="9*logwidth/24"/>
                <draw:equation draw:name="f23" draw:formula="8*logheight/30"/>
                <draw:equation draw:name="f24" draw:formula="15*logwidth/24"/>
                <draw:equation draw:name="f25" draw:formula="12*logheight/30"/>
                <draw:equation draw:name="f26" draw:formula="24*logwidth/24"/>
                <draw:equation draw:name="f27" draw:formula="21*logheight/30"/>
                <draw:equation draw:name="f28" draw:formula="12*logwidth/24"/>
                <draw:equation draw:name="f29" draw:formula="30*logheight/30"/>
                <draw:equation draw:name="f30" draw:formula="logwidth"/>
                <draw:equation draw:name="f31" draw:formula="logheight"/>
              </draw:enhanced-geometry>
            </draw:custom-shape>
            <draw:custom-shape draw:name="Freeform 58" draw:style-name="gr3" draw:text-style-name="P2" draw:layer="layout" svg:width="0.268cm" svg:height="0.551cm" svg:x="23.976cm" svg:y="10.561cm">
              <text:p/>
              <draw:enhanced-geometry draw:mirror-horizontal="false" draw:mirror-vertical="false" svg:viewBox="0 0 0 0" drawooo:sub-view-size="18 37" draw:text-areas="0 0 ?f34 ?f35" draw:type="ooxml-non-primitive" draw:enhanced-path="M 14 37 C 8 37 4 34 4 28 4 13 4 13 4 13 0 13 0 13 0 13 0 8 0 8 0 8 4 8 4 8 4 8 4 0 4 0 4 0 12 0 12 0 12 0 12 8 12 8 12 8 17 8 17 8 17 8 17 13 17 13 17 13 12 13 12 13 12 13 12 27 12 27 12 27 12 30 14 30 16 30 16 30 17 30 17 30 18 36 18 36 18 36 17 37 15 37 14 37 N">
                <draw:equation draw:name="f0" draw:formula="14*logwidth/18"/>
                <draw:equation draw:name="f1" draw:formula="37*logheight/37"/>
                <draw:equation draw:name="f2" draw:formula="4*logwidth/18"/>
                <draw:equation draw:name="f3" draw:formula="28*logheight/37"/>
                <draw:equation draw:name="f4" draw:formula="4*logwidth/18"/>
                <draw:equation draw:name="f5" draw:formula="13*logheight/37"/>
                <draw:equation draw:name="f6" draw:formula="0*logwidth/18"/>
                <draw:equation draw:name="f7" draw:formula="13*logheight/37"/>
                <draw:equation draw:name="f8" draw:formula="0*logwidth/18"/>
                <draw:equation draw:name="f9" draw:formula="8*logheight/37"/>
                <draw:equation draw:name="f10" draw:formula="4*logwidth/18"/>
                <draw:equation draw:name="f11" draw:formula="8*logheight/37"/>
                <draw:equation draw:name="f12" draw:formula="4*logwidth/18"/>
                <draw:equation draw:name="f13" draw:formula="0*logheight/37"/>
                <draw:equation draw:name="f14" draw:formula="12*logwidth/18"/>
                <draw:equation draw:name="f15" draw:formula="0*logheight/37"/>
                <draw:equation draw:name="f16" draw:formula="12*logwidth/18"/>
                <draw:equation draw:name="f17" draw:formula="8*logheight/37"/>
                <draw:equation draw:name="f18" draw:formula="17*logwidth/18"/>
                <draw:equation draw:name="f19" draw:formula="8*logheight/37"/>
                <draw:equation draw:name="f20" draw:formula="17*logwidth/18"/>
                <draw:equation draw:name="f21" draw:formula="13*logheight/37"/>
                <draw:equation draw:name="f22" draw:formula="12*logwidth/18"/>
                <draw:equation draw:name="f23" draw:formula="13*logheight/37"/>
                <draw:equation draw:name="f24" draw:formula="12*logwidth/18"/>
                <draw:equation draw:name="f25" draw:formula="27*logheight/37"/>
                <draw:equation draw:name="f26" draw:formula="16*logwidth/18"/>
                <draw:equation draw:name="f27" draw:formula="30*logheight/37"/>
                <draw:equation draw:name="f28" draw:formula="17*logwidth/18"/>
                <draw:equation draw:name="f29" draw:formula="30*logheight/37"/>
                <draw:equation draw:name="f30" draw:formula="18*logwidth/18"/>
                <draw:equation draw:name="f31" draw:formula="36*logheight/37"/>
                <draw:equation draw:name="f32" draw:formula="14*logwidth/18"/>
                <draw:equation draw:name="f33" draw:formula="37*logheight/37"/>
                <draw:equation draw:name="f34" draw:formula="logwidth"/>
                <draw:equation draw:name="f35" draw:formula="logheight"/>
              </draw:enhanced-geometry>
            </draw:custom-shape>
            <draw:custom-shape draw:name="Freeform 59" draw:style-name="gr3" draw:text-style-name="P2" draw:layer="layout" svg:width="0.12cm" svg:height="0.597cm" svg:x="24.338cm" svg:y="10.501cm">
              <text:p/>
              <draw:enhanced-geometry draw:mirror-horizontal="false" draw:mirror-vertical="false" svg:viewBox="0 0 0 0" drawooo:sub-view-size="26 129" draw:text-areas="0 0 ?f20 ?f21" draw:type="ooxml-non-primitive" draw:enhanced-path="M 0 38 L 26 38 26 129 0 129 0 38 Z M 0 0 L 26 0 26 22 0 22 0 0 Z N">
                <draw:equation draw:name="f0" draw:formula="0*logwidth/26"/>
                <draw:equation draw:name="f1" draw:formula="38*logheight/129"/>
                <draw:equation draw:name="f2" draw:formula="26*logwidth/26"/>
                <draw:equation draw:name="f3" draw:formula="38*logheight/129"/>
                <draw:equation draw:name="f4" draw:formula="26*logwidth/26"/>
                <draw:equation draw:name="f5" draw:formula="129*logheight/129"/>
                <draw:equation draw:name="f6" draw:formula="0*logwidth/26"/>
                <draw:equation draw:name="f7" draw:formula="129*logheight/129"/>
                <draw:equation draw:name="f8" draw:formula="0*logwidth/26"/>
                <draw:equation draw:name="f9" draw:formula="38*logheight/129"/>
                <draw:equation draw:name="f10" draw:formula="0*logwidth/26"/>
                <draw:equation draw:name="f11" draw:formula="0*logheight/129"/>
                <draw:equation draw:name="f12" draw:formula="26*logwidth/26"/>
                <draw:equation draw:name="f13" draw:formula="0*logheight/129"/>
                <draw:equation draw:name="f14" draw:formula="26*logwidth/26"/>
                <draw:equation draw:name="f15" draw:formula="22*logheight/129"/>
                <draw:equation draw:name="f16" draw:formula="0*logwidth/26"/>
                <draw:equation draw:name="f17" draw:formula="22*logheight/129"/>
                <draw:equation draw:name="f18" draw:formula="0*logwidth/26"/>
                <draw:equation draw:name="f19" draw:formula="0*logheight/129"/>
                <draw:equation draw:name="f20" draw:formula="logwidth"/>
                <draw:equation draw:name="f21" draw:formula="logheight"/>
              </draw:enhanced-geometry>
            </draw:custom-shape>
            <draw:custom-shape draw:name="Freeform 60" draw:style-name="gr3" draw:text-style-name="P2" draw:layer="layout" svg:width="0.388cm" svg:height="0.435cm" svg:x="24.574cm" svg:y="10.663cm">
              <text:p/>
              <draw:enhanced-geometry draw:mirror-horizontal="false" draw:mirror-vertical="false" svg:viewBox="0 0 0 0" drawooo:sub-view-size="26 29" draw:text-areas="0 0 ?f26 ?f27" draw:type="ooxml-non-primitive" draw:enhanced-path="M 18 29 C 18 13 18 13 18 13 18 10 17 8 14 8 11 8 8 10 8 13 8 29 8 29 8 29 0 29 0 29 0 29 0 1 0 1 0 1 8 1 8 1 8 1 8 5 8 5 8 5 9 3 13 0 17 0 24 0 26 5 26 12 26 29 26 29 26 29 L 18 29 Z N">
                <draw:equation draw:name="f0" draw:formula="18*logwidth/26"/>
                <draw:equation draw:name="f1" draw:formula="29*logheight/29"/>
                <draw:equation draw:name="f2" draw:formula="18*logwidth/26"/>
                <draw:equation draw:name="f3" draw:formula="13*logheight/29"/>
                <draw:equation draw:name="f4" draw:formula="14*logwidth/26"/>
                <draw:equation draw:name="f5" draw:formula="8*logheight/29"/>
                <draw:equation draw:name="f6" draw:formula="8*logwidth/26"/>
                <draw:equation draw:name="f7" draw:formula="13*logheight/29"/>
                <draw:equation draw:name="f8" draw:formula="8*logwidth/26"/>
                <draw:equation draw:name="f9" draw:formula="29*logheight/29"/>
                <draw:equation draw:name="f10" draw:formula="0*logwidth/26"/>
                <draw:equation draw:name="f11" draw:formula="29*logheight/29"/>
                <draw:equation draw:name="f12" draw:formula="0*logwidth/26"/>
                <draw:equation draw:name="f13" draw:formula="1*logheight/29"/>
                <draw:equation draw:name="f14" draw:formula="8*logwidth/26"/>
                <draw:equation draw:name="f15" draw:formula="1*logheight/29"/>
                <draw:equation draw:name="f16" draw:formula="8*logwidth/26"/>
                <draw:equation draw:name="f17" draw:formula="5*logheight/29"/>
                <draw:equation draw:name="f18" draw:formula="17*logwidth/26"/>
                <draw:equation draw:name="f19" draw:formula="0*logheight/29"/>
                <draw:equation draw:name="f20" draw:formula="26*logwidth/26"/>
                <draw:equation draw:name="f21" draw:formula="12*logheight/29"/>
                <draw:equation draw:name="f22" draw:formula="26*logwidth/26"/>
                <draw:equation draw:name="f23" draw:formula="29*logheight/29"/>
                <draw:equation draw:name="f24" draw:formula="18*logwidth/26"/>
                <draw:equation draw:name="f25" draw:formula="29*logheight/29"/>
                <draw:equation draw:name="f26" draw:formula="logwidth"/>
                <draw:equation draw:name="f27" draw:formula="logheight"/>
              </draw:enhanced-geometry>
            </draw:custom-shape>
            <draw:custom-shape draw:name="Freeform 61" draw:style-name="gr3" draw:text-style-name="P2" draw:layer="layout" svg:width="0.435cm" svg:height="0.583cm" svg:x="25.038cm" svg:y="10.663cm">
              <text:p/>
              <draw:enhanced-geometry draw:mirror-horizontal="false" draw:mirror-vertical="false" svg:viewBox="0 0 0 0" drawooo:sub-view-size="29 39" draw:text-areas="0 0 ?f38 ?f39" draw:type="ooxml-non-primitive" draw:enhanced-path="M 15 7 C 11 7 9 10 9 15 9 19 11 22 15 22 18 22 21 20 21 15 21 10 19 7 15 7 M 13 39 C 11 39 8 39 4 38 5 32 5 32 5 32 8 33 10 33 12 33 19 33 21 31 21 27 21 25 21 25 21 25 19 28 16 29 13 29 5 29 0 22 0 15 0 7 5 0 13 0 16 0 19 2 21 5 21 1 21 1 21 1 29 1 29 1 29 1 29 26 29 26 29 26 29 35 23 39 13 39 N">
                <draw:equation draw:name="f0" draw:formula="15*logwidth/29"/>
                <draw:equation draw:name="f1" draw:formula="7*logheight/39"/>
                <draw:equation draw:name="f2" draw:formula="9*logwidth/29"/>
                <draw:equation draw:name="f3" draw:formula="15*logheight/39"/>
                <draw:equation draw:name="f4" draw:formula="15*logwidth/29"/>
                <draw:equation draw:name="f5" draw:formula="22*logheight/39"/>
                <draw:equation draw:name="f6" draw:formula="21*logwidth/29"/>
                <draw:equation draw:name="f7" draw:formula="15*logheight/39"/>
                <draw:equation draw:name="f8" draw:formula="15*logwidth/29"/>
                <draw:equation draw:name="f9" draw:formula="7*logheight/39"/>
                <draw:equation draw:name="f10" draw:formula="13*logwidth/29"/>
                <draw:equation draw:name="f11" draw:formula="39*logheight/39"/>
                <draw:equation draw:name="f12" draw:formula="4*logwidth/29"/>
                <draw:equation draw:name="f13" draw:formula="38*logheight/39"/>
                <draw:equation draw:name="f14" draw:formula="5*logwidth/29"/>
                <draw:equation draw:name="f15" draw:formula="32*logheight/39"/>
                <draw:equation draw:name="f16" draw:formula="12*logwidth/29"/>
                <draw:equation draw:name="f17" draw:formula="33*logheight/39"/>
                <draw:equation draw:name="f18" draw:formula="21*logwidth/29"/>
                <draw:equation draw:name="f19" draw:formula="27*logheight/39"/>
                <draw:equation draw:name="f20" draw:formula="21*logwidth/29"/>
                <draw:equation draw:name="f21" draw:formula="25*logheight/39"/>
                <draw:equation draw:name="f22" draw:formula="13*logwidth/29"/>
                <draw:equation draw:name="f23" draw:formula="29*logheight/39"/>
                <draw:equation draw:name="f24" draw:formula="0*logwidth/29"/>
                <draw:equation draw:name="f25" draw:formula="15*logheight/39"/>
                <draw:equation draw:name="f26" draw:formula="13*logwidth/29"/>
                <draw:equation draw:name="f27" draw:formula="0*logheight/39"/>
                <draw:equation draw:name="f28" draw:formula="21*logwidth/29"/>
                <draw:equation draw:name="f29" draw:formula="5*logheight/39"/>
                <draw:equation draw:name="f30" draw:formula="21*logwidth/29"/>
                <draw:equation draw:name="f31" draw:formula="1*logheight/39"/>
                <draw:equation draw:name="f32" draw:formula="29*logwidth/29"/>
                <draw:equation draw:name="f33" draw:formula="1*logheight/39"/>
                <draw:equation draw:name="f34" draw:formula="29*logwidth/29"/>
                <draw:equation draw:name="f35" draw:formula="26*logheight/39"/>
                <draw:equation draw:name="f36" draw:formula="13*logwidth/29"/>
                <draw:equation draw:name="f37" draw:formula="39*logheight/39"/>
                <draw:equation draw:name="f38" draw:formula="logwidth"/>
                <draw:equation draw:name="f39" draw:formula="logheight"/>
              </draw:enhanced-geometry>
            </draw:custom-shape>
            <draw:custom-shape draw:name="Rectangle 62" draw:style-name="gr3" draw:text-style-name="P2" draw:layer="layout" svg:width="0.133cm" svg:height="0.133cm" svg:x="25.534cm" svg:y="10.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History"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History</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4">vi - written by Bill Joy in 1976</text:span></text:p>
              </text:list-item>
            </text:list>
            <text:list text:style-name="L3">
              <text:list-item>
                <text:list>
                  <text:list-item>
                    <text:p text:style-name="P7"><text:span text:style-name="T4">Short for "visual”, was originally a visual mode to ex.</text:span></text:p>
                  </text:list-item>
                </text:list>
              </text:list-item>
            </text:list>
            <text:list text:style-name="L2">
              <text:list-item>
                <text:p text:style-name="P6"><text:span text:style-name="T4">vim – written by Bram Moolenaar in 1991</text:span></text:p>
              </text:list-item>
            </text:list>
            <text:list text:style-name="L3">
              <text:list-item>
                <text:list>
                  <text:list-item>
                    <text:p text:style-name="P7"><text:span text:style-name="T4">clone of vi</text:span></text:p>
                  </text:list-item>
                  <text:list-item>
                    <text:p text:style-name="P7"><text:span text:style-name="T4">Originally short for “</text:span><text:span text:style-name="T5">V</text:span><text:span text:style-name="T4">i </text:span><text:span text:style-name="T5">IM</text:span><text:span text:style-name="T4">itation”</text:span></text:p>
                  </text:list-item>
                  <text:list-item>
                    <text:p text:style-name="P7"><text:span text:style-name="T4">Renamed to “</text:span><text:span text:style-name="T5">V</text:span><text:span text:style-name="T4">i </text:span><text:span text:style-name="T5">IM</text:span><text:span text:style-name="T4">proved” after functionality surpassed vi.</text:span></text:p>
                  </text:list-item>
                </text:list>
              </text:list-item>
            </text:list>
            <text:list text:style-name="L2">
              <text:list-item>
                <text:p text:style-name="P6"><text:span text:style-name="T4">Most commands available in vim, are also applicable to vi</text:span></text:p>
              </text:list-item>
            </text:list>
          </draw:text-box>
        </draw:frame>
        <presentation:notes draw:style-name="dp2">
          <draw:page-thumbnail draw:style-name="gr6"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Feature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Features</text:span></text:p>
          </draw:text-box>
        </draw:frame>
        <draw:frame draw:name="Content Placeholder 2" presentation:style-name="pr4" draw:text-style-name="P2" draw:layer="layout" svg:width="40.621cm" svg:height="16.76cm" svg:x="2.258cm" svg:y="5.927cm" presentation:class="outline" presentation:user-transformed="true">
          <draw:text-box>
            <text:list text:style-name="L3">
              <text:list-item>
                <text:p text:style-name="P6"><text:span text:style-name="T4">All commands accessible via keyboard</text:span></text:p>
                <text:list>
                  <text:list-item>
                    <text:p text:style-name="P7"><text:span text:style-name="T4">Minimal use of modifier keys</text:span></text:p>
                  </text:list-item>
                  <text:list-item>
                    <text:p text:style-name="P7"><text:span text:style-name="T4">Extremely efficient for touch typists</text:span></text:p>
                  </text:list-item>
                </text:list>
              </text:list-item>
              <text:list-item>
                <text:p text:style-name="P6"><text:span text:style-name="T4">Highly customizable with plugins</text:span></text:p>
                <text:list>
                  <text:list-item>
                    <text:p text:style-name="P7"><text:span text:style-name="T4">Languages: vmscript, LUA, perl, python, racket, ruby, TCL</text:span></text:p>
                  </text:list-item>
                </text:list>
              </text:list-item>
              <text:list-item>
                <text:p text:style-name="P6"><text:span text:style-name="T4">Split windows, diff/merge support, auto-completion, spell checker, syntax highlighting</text:span></text:p>
              </text:list-item>
              <text:list-item>
                <text:p text:style-name="P6"><text:span text:style-name="T4">Wide platform availability</text:span></text:p>
                <text:list>
                  <text:list-item>
                    <text:p text:style-name="P7"><text:span text:style-name="T4"><text:s/></text:span><text:span text:style-name="T4">Unix, Linux, AmigaOS, Atari, MiNT, BeOS, DOS, Windows 95+, OS/2, MorphOS, OpenVMS, QNX, RISC OS, MacOS Classic, OSX, Android, iOS.</text:span></text:p>
                  </text:list-item>
                </text:list>
              </text:list-item>
            </text:list>
          </draw:text-box>
        </draw:frame>
        <presentation:notes draw:style-name="dp2">
          <draw:page-thumbnail draw:style-name="gr6"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Installation"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Installation</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4">Pre-Installed on most Unix/Linux Systems!</text:span></text:p>
              </text:list-item>
            </text:list>
            <text:list text:style-name="L3">
              <text:list-item>
                <text:list>
                  <text:list-item>
                    <text:p text:style-name="P7"><text:span text:style-name="T4">Downloadable at http://www.vim.org</text:span></text:p>
                  </text:list-item>
                </text:list>
              </text:list-item>
            </text:list>
          </draw:text-box>
        </draw:frame>
        <presentation:notes draw:style-name="dp2">
          <draw:page-thumbnail draw:style-name="gr6"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Mode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Modes</text:span></text:p>
          </draw:text-box>
        </draw:frame>
        <draw:frame draw:name="Content Placeholder 2" presentation:style-name="pr3" draw:text-style-name="P2" draw:layer="layout" svg:width="40.621cm" svg:height="16.76cm" svg:x="2.258cm" svg:y="4.727cm" presentation:class="outline" presentation:user-transformed="true">
          <draw:text-box>
            <text:list text:style-name="L4">
              <text:list-item>
                <text:p text:style-name="P6"><text:span text:style-name="T4">Insert</text:span></text:p>
              </text:list-item>
            </text:list>
            <text:list text:style-name="L3">
              <text:list-item>
                <text:list>
                  <text:list-item>
                    <text:p text:style-name="P7"><text:span text:style-name="T4">Allows inserting of text (obviously)</text:span></text:p>
                  </text:list-item>
                  <text:list-item>
                    <text:p text:style-name="P7"><text:span text:style-name="T4">When in insert mode, vim acts like a normal editor</text:span></text:p>
                  </text:list-item>
                  <text:list-item>
                    <text:p text:style-name="P7"><text:span text:style-name="T4">Pressing </text:span><text:span text:style-name="T6">i</text:span><text:span text:style-name="T4">, </text:span><text:span text:style-name="T6">o</text:span><text:span text:style-name="T4">, or </text:span><text:span text:style-name="T6">a</text:span><text:span text:style-name="T4"> in command mode will enter insert mode</text:span></text:p>
                  </text:list-item>
                </text:list>
              </text:list-item>
            </text:list>
            <text:list text:style-name="L4">
              <text:list-item>
                <text:p text:style-name="P6"><text:span text:style-name="T4">Command</text:span></text:p>
              </text:list-item>
            </text:list>
            <text:list text:style-name="L5">
              <text:list-item>
                <text:list>
                  <text:list-item>
                    <text:p text:style-name="P7"><text:span text:style-name="T4">This is the default mode when opening vim</text:span></text:p>
                  </text:list-item>
                  <text:list-item>
                    <text:p text:style-name="P7"><text:span text:style-name="T4">Accepts commands (obviously) from the keyboard</text:span></text:p>
                  </text:list-item>
                  <text:list-item>
                    <text:p text:style-name="P7"><text:span text:style-name="T4">Pressing ESC in any mode will drop to command mode</text:span></text:p>
                  </text:list-item>
                </text:list>
              </text:list-item>
            </text:list>
            <text:list text:style-name="L4">
              <text:list-item>
                <text:p text:style-name="P6"><text:span text:style-name="T4">Visual</text:span></text:p>
              </text:list-item>
            </text:list>
            <text:list text:style-name="L3">
              <text:list-item>
                <text:list>
                  <text:list-item>
                    <text:p text:style-name="P7"><text:span text:style-name="T4">Used for marking text (copy/paste)</text:span></text:p>
                  </text:list-item>
                  <text:list-item>
                    <text:p text:style-name="P7"><text:span text:style-name="T4">Allows selecting of a block of text in a visual manner.</text:span></text:p>
                  </text:list-item>
                  <text:list-item>
                    <text:p text:style-name="P7"><text:span text:style-name="T4">Pressing </text:span><text:span text:style-name="T6">v</text:span><text:span text:style-name="T4"> in command mode will enter visual mode</text:span></text:p>
                  </text:list-item>
                </text:list>
              </text:list-item>
            </text:list>
            <text:list text:style-name="L2">
              <text:list-item>
                <text:list>
                  <text:list-header>
                    <text:p text:style-name="P7"><text:span text:style-name="T4"/></text:p>
                  </text:list-header>
                </text:list>
              </text:list-item>
            </text:list>
          </draw:text-box>
        </draw:frame>
        <presentation:notes draw:style-name="dp2">
          <draw:page-thumbnail draw:style-name="gr6"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Inserting Command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Inserting Commands</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6">i</text:span><text:span text:style-name="T4"> - insert</text:span></text:p>
              </text:list-item>
              <text:list-item>
                <text:p text:style-name="P6"><text:span text:style-name="T6">a</text:span><text:span text:style-name="T4"> - append</text:span></text:p>
              </text:list-item>
              <text:list-item>
                <text:p text:style-name="P6"><text:span text:style-name="T6">o</text:span><text:span text:style-name="T4"> - append new line</text:span></text:p>
              </text:list-item>
            </text:list>
          </draw:text-box>
        </draw:frame>
        <presentation:notes draw:style-name="dp2">
          <draw:page-thumbnail draw:style-name="gr6"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Editing Command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Editing Commands</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6">u</text:span><text:span text:style-name="T4"> - undo</text:span></text:p>
              </text:list-item>
              <text:list-item>
                <text:p text:style-name="P6"><text:span text:style-name="T6">CTRL+r</text:span><text:span text:style-name="T4"> - redo</text:span></text:p>
              </text:list-item>
              <text:list-item>
                <text:p text:style-name="P6"><text:span text:style-name="T6">s</text:span><text:span text:style-name="T4"> - delete and sub character</text:span></text:p>
              </text:list-item>
              <text:list-item>
                <text:p text:style-name="P6"><text:span text:style-name="T6">J</text:span><text:span text:style-name="T4"> - join next line with current</text:span></text:p>
              </text:list-item>
              <text:list-item>
                <text:p text:style-name="P6"><text:span text:style-name="T6">cc</text:span><text:span text:style-name="T4"> - replace entire line</text:span></text:p>
              </text:list-item>
              <text:list-item>
                <text:p text:style-name="P6"><text:span text:style-name="T6">. (period)</text:span><text:span text:style-name="T4"> - repeat last command</text:span></text:p>
              </text:list-item>
            </text:list>
          </draw:text-box>
        </draw:frame>
        <presentation:notes draw:style-name="dp2">
          <draw:page-thumbnail draw:style-name="gr6"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Cursor Command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Cursor Commands</text:span></text:p>
          </draw:text-box>
        </draw:frame>
        <draw:frame draw:name="Content Placeholder 2" presentation:style-name="pr5" draw:text-style-name="P2" draw:layer="layout" svg:width="40.621cm" svg:height="16.76cm" svg:x="2.258cm" svg:y="5.927cm" presentation:class="outline" presentation:user-transformed="true">
          <draw:text-box>
            <text:list text:style-name="L2">
              <text:list-item>
                <text:p text:style-name="P6"><text:span text:style-name="T6">Arrow keys</text:span><text:span text:style-name="T4"> - move cursor</text:span></text:p>
              </text:list-item>
              <text:list-item>
                <text:p text:style-name="P6"><text:span text:style-name="T6">h</text:span><text:span text:style-name="T4"> - move cursor left</text:span></text:p>
              </text:list-item>
              <text:list-item>
                <text:p text:style-name="P6"><text:span text:style-name="T6">l</text:span><text:span text:style-name="T4"> - move cursor right</text:span></text:p>
              </text:list-item>
              <text:list-item>
                <text:p text:style-name="P6"><text:span text:style-name="T6">j</text:span><text:span text:style-name="T4"> - move cursor up</text:span></text:p>
              </text:list-item>
              <text:list-item>
                <text:p text:style-name="P6"><text:span text:style-name="T6">k</text:span><text:span text:style-name="T4"> - move cursor down</text:span></text:p>
              </text:list-item>
              <text:list-item>
                <text:p text:style-name="P6"><text:span text:style-name="T6">w</text:span><text:span text:style-name="T4"> - jump forward to start of word</text:span></text:p>
              </text:list-item>
              <text:list-item>
                <text:p text:style-name="P6"><text:span text:style-name="T6">b</text:span><text:span text:style-name="T4"> - jump backwards to start of word</text:span></text:p>
              </text:list-item>
              <text:list-item>
                <text:p text:style-name="P6"><text:span text:style-name="T6">0 (zero)</text:span><text:span text:style-name="T4"> - jump to beginning of line</text:span></text:p>
              </text:list-item>
              <text:list-item>
                <text:p text:style-name="P6"><text:span text:style-name="T6">$</text:span><text:span text:style-name="T4"> - jump to end of line</text:span></text:p>
              </text:list-item>
              <text:list-item>
                <text:p text:style-name="P6"><text:span text:style-name="T6">G</text:span><text:span text:style-name="T4"> - go to last line</text:span></text:p>
              </text:list-item>
              <text:list-item>
                <text:p text:style-name="P6"><text:span text:style-name="T7">num</text:span><text:span text:style-name="T6">G</text:span><text:span text:style-name="T4"> - go to "</text:span><text:span text:style-name="T6">num</text:span><text:span text:style-name="T4">” line (ex: 50G) alias :50</text:span></text:p>
              </text:list-item>
              <text:list-item>
                <text:p text:style-name="P6"><text:span text:style-name="T6">CTRL+u</text:span><text:span text:style-name="T4"> - page up</text:span></text:p>
              </text:list-item>
              <text:list-item>
                <text:p text:style-name="P6"><text:span text:style-name="T6">CTRL+d</text:span><text:span text:style-name="T4"> - page down</text:span></text:p>
              </text:list-item>
            </text:list>
          </draw:text-box>
        </draw:frame>
        <presentation:notes draw:style-name="dp2">
          <draw:page-thumbnail draw:style-name="gr6"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Copy &amp; Paste Command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Copy &amp; Paste Commands</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6">yy</text:span><text:span text:style-name="T4"> - copy line (yank line) (also </text:span><text:span text:style-name="T7">num</text:span><text:span text:style-name="T6">yy</text:span><text:span text:style-name="T4"> - copy </text:span><text:span text:style-name="T6">num</text:span><text:span text:style-name="T4"> lines)</text:span></text:p>
              </text:list-item>
              <text:list-item>
                <text:p text:style-name="P6"><text:span text:style-name="T6">yw</text:span><text:span text:style-name="T4"> - copy word (yank word) </text:span></text:p>
              </text:list-item>
              <text:list-item>
                <text:p text:style-name="P6"><text:span text:style-name="T6">y$</text:span><text:span text:style-name="T4"> - copy to end of line</text:span></text:p>
              </text:list-item>
              <text:list-item>
                <text:p text:style-name="P6"><text:span text:style-name="T6">p</text:span><text:span text:style-name="T4"> - paste before cursor</text:span></text:p>
              </text:list-item>
              <text:list-item>
                <text:p text:style-name="P6"><text:span text:style-name="T6">P</text:span><text:span text:style-name="T4"> - paste after cursor</text:span></text:p>
              </text:list-item>
              <text:list-item>
                <text:p text:style-name="P6"><text:span text:style-name="T6">dd</text:span><text:span text:style-name="T4"> - cut line (also </text:span><text:span text:style-name="T7">num</text:span><text:span text:style-name="T4">dd - cut </text:span><text:span text:style-name="T7">num</text:span><text:span text:style-name="T4"> lines)</text:span></text:p>
              </text:list-item>
              <text:list-item>
                <text:p text:style-name="P6"><text:span text:style-name="T6">dw</text:span><text:span text:style-name="T4"> - cut word</text:span></text:p>
              </text:list-item>
              <text:list-item>
                <text:p text:style-name="P6"><text:span text:style-name="T6">d$</text:span><text:span text:style-name="T4"> - cut to end of line</text:span></text:p>
              </text:list-item>
              <text:list-item>
                <text:p text:style-name="P6"><text:span text:style-name="T6">x</text:span><text:span text:style-name="T4"> - cut character</text:span></text:p>
              </text:list-item>
            </text:list>
          </draw:text-box>
        </draw:frame>
        <presentation:notes draw:style-name="dp2">
          <draw:page-thumbnail draw:style-name="gr6"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Exiting Commands" draw:style-name="dp3" draw:master-page-name="Title_20_and_20_Content" presentation:presentation-page-layout-name="AL1T11">
        <office:forms form:automatic-focus="false" form:apply-design-mode="false"/>
        <draw:frame draw:name="Title 1" presentation:style-name="pr2" draw:text-style-name="P5" draw:layer="layout" svg:width="40.621cm" svg:height="4.232cm" svg:x="2.258cm" svg:y="1.019cm" presentation:class="title" presentation:user-transformed="true">
          <draw:text-box>
            <text:p text:style-name="P4"><text:span text:style-name="T3">Exiting Commands</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6">:w</text:span><text:span text:style-name="T4"> </text:span><text:span text:style-name="T6">[&lt;filename&gt;] </text:span><text:span text:style-name="T4">- save/write file</text:span></text:p>
              </text:list-item>
              <text:list-item>
                <text:p text:style-name="P6"><text:span text:style-name="T6">:q</text:span><text:span text:style-name="T4"> - quit</text:span></text:p>
              </text:list-item>
              <text:list-item>
                <text:p text:style-name="P6"><text:span text:style-name="T6">:q!</text:span><text:span text:style-name="T4"> - force quit</text:span></text:p>
                <text:p text:style-name="P6"><text:span text:style-name="T4"/></text:p>
              </text:list-item>
              <text:list-item>
                <text:p text:style-name="P6"><text:span text:style-name="T4">Combinations of these can be used. </text:span></text:p>
                <text:list>
                  <text:list-item>
                    <text:p text:style-name="P7"><text:span text:style-name="T6">:wq [&lt;filename&gt;] - </text:span><text:span text:style-name="T4">save/write file and quit</text:span></text:p>
                  </text:list-item>
                </text:list>
              </text:list-item>
            </text:list>
          </draw:text-box>
        </draw:frame>
        <presentation:notes draw:style-name="dp2">
          <draw:page-thumbnail draw:style-name="gr6"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Search and Replace Commands" draw:style-name="dp3" draw:master-page-name="Title_20_and_20_Content" presentation:presentation-page-layout-name="AL1T11">
        <draw:frame draw:name="Title 1" presentation:style-name="pr2" draw:text-style-name="P5" draw:layer="layout" svg:width="40.621cm" svg:height="4.232cm" svg:x="2.258cm" svg:y="1.019cm" presentation:class="title" presentation:user-transformed="true">
          <draw:text-box>
            <text:p text:style-name="P4"><text:span text:style-name="T3">Search and Replace Commands</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4">Supports regular expression matching and back-references</text:span></text:p>
              </text:list-item>
              <text:list-item>
                <text:p text:style-name="P6"><text:span text:style-name="T4">Simple examples:</text:span></text:p>
              </text:list-item>
            </text:list>
            <text:list text:style-name="L3">
              <text:list-item>
                <text:list>
                  <text:list-item>
                    <text:p text:style-name="P7"><text:span text:style-name="T6">/pattern</text:span><text:span text:style-name="T4"> - search for pattern</text:span></text:p>
                  </text:list-item>
                  <text:list-item>
                    <text:p text:style-name="P7"><text:span text:style-name="T6">:%s/old/new/g</text:span><text:span text:style-name="T4"> - replace old with new globally</text:span></text:p>
                  </text:list-item>
                </text:list>
              </text:list-item>
            </text:list>
          </draw:text-box>
        </draw:frame>
        <presentation:notes draw:style-name="dp2">
          <draw:page-thumbnail draw:style-name="gr6"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vimrc" draw:style-name="dp3" draw:master-page-name="Title_20_and_20_Content" presentation:presentation-page-layout-name="AL1T11">
        <draw:frame draw:name="Title 1" presentation:style-name="pr2" draw:text-style-name="P5" draw:layer="layout" svg:width="40.621cm" svg:height="4.232cm" svg:x="2.258cm" svg:y="1.019cm" presentation:class="title" presentation:user-transformed="true">
          <draw:text-box>
            <text:p text:style-name="P4"><text:span text:style-name="T3">.vimrc</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4">Location: ~/.vimrc</text:span></text:p>
              </text:list-item>
              <text:list-item>
                <text:p text:style-name="P6"><text:span text:style-name="T4">Most commands contained inside this file can also be called from within vim command mode</text:span></text:p>
              </text:list-item>
              <text:list-item>
                <text:p text:style-name="P6"><text:span text:style-name="T4">Double quotes (") denotes comments</text:span></text:p>
              </text:list-item>
            </text:list>
          </draw:text-box>
        </draw:frame>
        <presentation:notes draw:style-name="dp2">
          <draw:page-thumbnail draw:style-name="gr6"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vimrc (cont.)" draw:style-name="dp3" draw:master-page-name="Title_20_and_20_Content" presentation:presentation-page-layout-name="AL1T11">
        <draw:frame draw:name="Title 1" presentation:style-name="pr2" draw:text-style-name="P5" draw:layer="layout" svg:width="40.621cm" svg:height="4.232cm" svg:x="2.258cm" svg:y="1.019cm" presentation:class="title" presentation:user-transformed="true">
          <draw:text-box>
            <text:p text:style-name="P4"><text:span text:style-name="T3">.vimrc (cont.)</text:span></text:p>
          </draw:text-box>
        </draw:frame>
        <draw:frame draw:name="Content Placeholder 2" presentation:style-name="pr6" draw:text-style-name="P8" draw:layer="layout" svg:width="40.621cm" svg:height="16.76cm" svg:x="2.258cm" svg:y="5.927cm" presentation:class="outline" presentation:user-transformed="true">
          <draw:text-box>
            <text:list text:style-name="L6">
              <text:list-header>
                <text:p text:style-name="P6"><text:span text:style-name="T8">set nocompatible <text:s text:c="16"/>" </text:span><text:span text:style-name="T9">disable vi compatibility mode. </text:span></text:p>
                <text:p text:style-name="P6"><text:span text:style-name="T8">set backspace=indent,eol,start <text:s text:c="2"/>" </text:span><text:span text:style-name="T9">enable backspace key to work as intended</text:span></text:p>
                <text:p text:style-name="P6"><text:span text:style-name="T8">set autoindent <text:s text:c="18"/>"</text:span><text:span text:style-name="T9"> enable auto-indenting</text:span></text:p>
                <text:p text:style-name="P6"><text:span text:style-name="T8">set cindent <text:s text:c="21"/>"</text:span><text:span text:style-name="T9"> C Style indenting</text:span></text:p>
                <text:p text:style-name="P6"><text:span text:style-name="T8">set smartindent <text:s text:c="17"/>" </text:span><text:span text:style-name="T9">Smart indenting</text:span></text:p>
                <text:p text:style-name="P6"><text:span text:style-name="T8">set expandtab <text:s text:c="19"/>" </text:span><text:span text:style-name="T9">tab = spaces</text:span></text:p>
                <text:p text:style-name="P6"><text:span text:style-name="T8">set tabstop=2 <text:s text:c="19"/>"</text:span><text:span text:style-name="T9"> tab = 2 spaces</text:span></text:p>
                <text:p text:style-name="P6"><text:span text:style-name="T8">set shiftwidth=2 <text:s text:c="16"/>" </text:span><text:span text:style-name="T9">auto-indents 2 spaces</text:span></text:p>
                <text:p text:style-name="P6"><text:span text:style-name="T8">set history=50 <text:s text:c="18"/>" </text:span><text:span text:style-name="T9">set command history to 50</text:span></text:p>
                <text:p text:style-name="P6"><text:span text:style-name="T8">set ruler <text:s text:c="23"/>" </text:span><text:span text:style-name="T9">always show cursor position</text:span></text:p>
                <text:p text:style-name="P6"><text:span text:style-name="T8">set showcmd <text:s text:c="21"/>"</text:span><text:span text:style-name="T9"> show incomplete commands</text:span></text:p>
                <text:p text:style-name="P6"><text:span text:style-name="T8">syntax on <text:s text:c="23"/>" </text:span><text:span text:style-name="T9">enable syntax highlighting</text:span></text:p>
                <text:p text:style-name="P6"><text:span text:style-name="T8">set incsearch <text:s text:c="19"/>" </text:span><text:span text:style-name="T9">enable incremental search</text:span></text:p>
              </text:list-header>
            </text:list>
          </draw:text-box>
        </draw:frame>
        <presentation:notes draw:style-name="dp2">
          <draw:page-thumbnail draw:style-name="gr6"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vimrc (cont.)" draw:style-name="dp3" draw:master-page-name="Title_20_and_20_Content" presentation:presentation-page-layout-name="AL1T11">
        <draw:frame draw:name="Title 1" presentation:style-name="pr2" draw:text-style-name="P5" draw:layer="layout" svg:width="40.621cm" svg:height="4.232cm" svg:x="2.258cm" svg:y="1.019cm" presentation:class="title" presentation:user-transformed="true">
          <draw:text-box>
            <text:p text:style-name="P4"><text:span text:style-name="T3">.vimrc (cont.)</text:span></text:p>
          </draw:text-box>
        </draw:frame>
        <draw:frame draw:name="Content Placeholder 2" presentation:style-name="pr3" draw:text-style-name="P11" draw:layer="layout" svg:width="40.621cm" svg:height="16.76cm" svg:x="2.258cm" svg:y="5.927cm" presentation:class="outline" presentation:user-transformed="true">
          <draw:text-box>
            <text:list text:style-name="L2">
              <text:list-header>
                <text:p text:style-name="P9"><text:span text:style-name="T10">set hlsearch <text:s text:c="20"/>" </text:span><text:span text:style-name="T11">highlight search results</text:span></text:p>
                <text:p text:style-name="P9"><text:span text:style-name="T10">set whichwrap+=&lt;,&gt;,[,] <text:s text:c="10"/>" </text:span><text:span text:style-name="T11">Make left/right arrows wrap properly</text:span></text:p>
                <text:p text:style-name="P9"><text:span text:style-name="T10">set laststatus=2 <text:s text:c="16"/>" </text:span><text:span text:style-name="T11">Always show status line</text:span></text:p>
                <text:p text:style-name="P9"><text:span text:style-name="T10">set showmatch <text:s text:c="19"/>" </text:span><text:span text:style-name="T11">Show matching braces</text:span></text:p>
                <text:p text:style-name="P9"><text:span text:style-name="T11">set comments=sl:/*,mb:\ *,elx:*/ " automatic docblock building</text:span></text:p>
                <text:p text:style-name="P9"><text:span text:style-name="T11">set formatoptions+=r <text:s text:c="12"/>" set format option (needed for above)</text:span></text:p>
                <text:p text:style-name="P9"><text:span text:style-name="T10">set textwidth=120 <text:s text:c="15"/>" </text:span><text:span text:style-name="T11">make wide lines</text:span></text:p>
                <text:p text:style-name="P9"><text:span text:style-name="T10">colorscheme desert <text:s text:c="14"/>" </text:span><text:span text:style-name="T11">Use desert color scheme</text:span></text:p>
                <text:p text:style-name="P9"><text:span text:style-name="T10">set pastetoggle=&lt;F2&gt; <text:s text:c="12"/>" </text:span><text:span text:style-name="T11">map F2 key to toggle paste mode</text:span></text:p>
              </text:list-header>
            </text:list>
            <text:p text:style-name="P9"><text:span text:style-name="T10"><text:s text:c="2"/></text:span><text:span text:style-name="T10">map &lt;F3&gt; ggVGg? <text:s text:c="17"/>" Super-secure encryption (rot13)</text:span></text:p>
            <text:list text:continue-numbering="true" text:style-name="L2">
              <text:list-header>
                <text:p text:style-name="P9"><text:span text:style-name="T10"/></text:p>
              </text:list-header>
            </text:list>
            <text:p text:style-name="P9"><text:span text:style-name="T10"><text:s text:c="2"/></text:span><text:span text:style-name="T10">set statusline=%&lt;%f%h%m%r\ %y%=%{&amp;ff}\ %l,%c%V\ %P <text:s text:c="2"/>" </text:span><text:span text:style-name="T11">Status line</text:span></text:p>
            <text:p text:style-name="P10"><text:span text:style-name="T10"><text:s text:c="2"/></text:span><text:span text:style-name="T10">highlight StatusLineNC ctermfg=yellow ctermbg=green <text:s/>" </text:span><text:span text:style-name="T11">Non-current <text:s text:c="63"/></text:span><text:span text:style-name="T10">"</text:span><text:span text:style-name="T11"> status line colors</text:span></text:p>
            <text:list text:continue-numbering="true" text:style-name="L2">
              <text:list-header>
                <text:p text:style-name="P10"><text:span text:style-name="T10">highlight StatusLine ctermfg=white ctermbg=red <text:s text:c="6"/>" </text:span><text:span text:style-name="T11">Status line colors</text:span></text:p>
              </text:list-header>
            </text:list>
          </draw:text-box>
        </draw:frame>
        <presentation:notes draw:style-name="dp2">
          <draw:page-thumbnail draw:style-name="gr6"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Useful Plugins" draw:style-name="dp3" draw:master-page-name="Title_20_and_20_Content" presentation:presentation-page-layout-name="AL1T11">
        <draw:frame draw:name="Title 1" presentation:style-name="pr2" draw:text-style-name="P5" draw:layer="layout" svg:width="40.621cm" svg:height="4.232cm" svg:x="2.258cm" svg:y="1.019cm" presentation:class="title" presentation:user-transformed="true">
          <draw:text-box>
            <text:p text:style-name="P4"><text:span text:style-name="T3">Useful Plugins</text:span></text:p>
          </draw:text-box>
        </draw:frame>
        <draw:frame draw:name="Content Placeholder 2" presentation:style-name="pr3" draw:text-style-name="P2" draw:layer="layout" svg:width="40.621cm" svg:height="16.76cm" svg:x="2.258cm" svg:y="5.927cm" presentation:class="outline" presentation:user-transformed="true">
          <draw:text-box>
            <text:list text:style-name="L2">
              <text:list-item>
                <text:p text:style-name="P6"><text:span text:style-name="T4">Autoclose tags - </text:span><text:span text:style-name="T12">https://github.com/Townk/vim-autoclose </text:span></text:p>
              </text:list-item>
              <text:list-item>
                <text:p text:style-name="P6"><text:span text:style-name="T4">Fugitive (git integration) - </text:span><text:span text:style-name="T12">https://github.com/tpope/vim-fugitive</text:span></text:p>
              </text:list-item>
              <text:list-item>
                <text:p text:style-name="P6"><text:span text:style-name="T4">vDebug (debugger integration) - </text:span><text:span text:style-name="T12">https://github.com/joonty/vdebug</text:span></text:p>
              </text:list-item>
              <text:list-item>
                <text:p text:style-name="P6"><text:span text:style-name="T4">NERDtree (file tree browser) - </text:span><text:span text:style-name="T12">https://github.com/scrooloose/nerdtree</text:span></text:p>
              </text:list-item>
              <text:list-item>
                <text:p text:style-name="P6"><text:span text:style-name="T4">Pathogen (plugin loader) - </text:span><text:span text:style-name="T12">https://github.com/tpope/vim-pathogen</text:span></text:p>
              </text:list-item>
            </text:list>
          </draw:text-box>
        </draw:frame>
        <presentation:notes draw:style-name="dp2">
          <draw:page-thumbnail draw:style-name="gr6"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3" draw:master-page-name="Title_20_and_20_Content" presentation:presentation-page-layout-name="AL1T11">
        <draw:frame draw:name="Title 1" presentation:style-name="pr7" draw:text-style-name="P12" draw:layer="layout" svg:width="44.958cm" svg:height="18.031cm" svg:x="0cm" svg:y="3.319cm" presentation:class="title" presentation:user-transformed="true">
          <draw:text-box>
            <text:p text:style-name="P4"><text:span text:style-name="T13">Thank You!</text:span><text:span text:style-name="T14"><text:line-break/></text:span><text:span text:style-name="T14"><text:line-break/></text:span><text:span text:style-name="T15">Frank Laszlo</text:span><text:span text:style-name="T15"><text:line-break/></text:span><text:span text:style-name="T15"><text:a xlink:href="https://github.com/laszlof" xlink:type="simple">https://github.com/laszlof</text:a></text:span><text:span text:style-name="T15"><text:line-break/></text:span><text:span text:style-name="T15"><text:a xlink:href="https://twitter.com/FrankLaszlo" xlink:type="simple">https://twitter.com/FrankLaszlo</text:a></text:span><text:span text:style-name="T15"><text:line-break/></text:span><text:span text:style-name="T15"><text:a xlink:href="mailto:flaszlo@nexcess.net" xlink:type="simple">flaszlo@nexcess.net</text:a></text:span><text:span text:style-name="T15"><text:line-break/></text:span><text:span text:style-name="T15"><text:line-break/></text:span><text:span text:style-name="T16">Enjoy this talk? Hate it? Please let me know!</text:span><text:span text:style-name="T15"><text:line-break/></text:span><text:span text:style-name="T15">https://joind.in/14916</text:span><text:span text:style-name="T14"><text:line-break/></text:span><text:span text:style-name="T14"/></text:p>
          </draw:text-box>
        </draw:frame>
        <presentation:notes draw:style-name="dp2">
          <draw:page-thumbnail draw:style-name="gr6"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Mono" svg:font-family="Mono"/>
    <style:font-face style:name="Mono1" svg:font-family="Mono" style:font-pitch="fixed"/>
    <style:font-face style:name="Arial" svg:font-family="Arial"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191A00000E20D7C7DE8B.png" xlink:type="simple" xlink:show="embed" xlink:actuate="onLoad"/>
    <draw:fill-image draw:name="msFillBitmap_20_2" draw:display-name="msFillBitmap 2" xlink:href="Pictures/100000000000191A00000E20D7C7DE8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Arial1"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5.138cm" fo:page-height="25.4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Content-title">
      <style:graphic-properties draw:stroke="none" svg:stroke-width="0cm" draw:fill="none" draw:textarea-vertical-align="middle" draw:auto-grow-height="false" draw:fit-to-size="false" fo:min-height="4.24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4.731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4.731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text-align="start"/>
    </style:style>
    <style:style style:name="MP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bae7ff"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634cm"/>
        <style:text-properties fo:font-family="Arial" style:font-family-generic="swis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634cm"/>
        <style:text-properties fo:font-family="Arial" style:font-family-generic="swiss" fo:color="#ffffff" fo:font-size="100%"/>
      </text:list-level-style-bullet>
      <text:list-level-style-bullet text:level="4" text:bullet-char="–">
        <style:list-level-properties text:space-before="3.811cm" text:min-label-width="0.634cm"/>
        <style:text-properties fo:font-family="Arial" style:font-family-generic="swiss"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634cm"/>
        <style:text-properties fo:font-family="Arial" style:font-family-generic="swiss" fo:color="#ffffff" fo:font-size="100%"/>
      </text:list-level-style-bullet>
      <text:list-level-style-bullet text:level="4" text:bullet-char="–">
        <style:list-level-properties text:space-before="3.811cm" text:min-label-width="0.634cm"/>
        <style:text-properties fo:font-family="Arial" style:font-family-generic="swiss" fo:color="#ffffff" fo:font-size="100%"/>
      </text:list-level-style-bullet>
      <text:list-level-style-bullet text:level="5" text:bullet-char="»">
        <style:list-level-properties text:space-before="5.081cm" text:min-label-width="0.634cm"/>
        <style:text-properties fo:font-family="Arial" style:font-family-generic="swiss"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and_20_Content" style:display-name="Title and Content" style:page-layout-name="PM1" draw:style-name="Mdp1">
      <draw:frame draw:name="Title 1" presentation:style-name="Mpr1" draw:text-style-name="MP4" draw:layer="backgroundobjects" svg:width="40.621cm" svg:height="4.232cm" svg:x="2.258cm" svg:y="1.019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2" draw:text-style-name="MP10" draw:layer="backgroundobjects" svg:width="40.621cm" svg:height="16.76cm" svg:x="2.258cm" svg:y="5.927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list text:style-name="ML3">
            <text:list-item>
              <text:p text:style-name="MP6"><text:span text:style-name="MT3">Seventh Outline LevelClick to edit Master text styles</text:span></text:p>
            </text:list-item>
          </text:list>
          <text:list text:style-name="ML4">
            <text:list-item>
              <text:list>
                <text:list-item>
                  <text:p text:style-name="MP7"><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9"><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12" draw:layer="backgroundobjects" svg:width="10.529cm" svg:height="1.348cm" svg:x="2.258cm" svg:y="23.544cm" presentation:class="date-time" presentation:user-transformed="true">
        <draw:text-box>
          <text:p text:style-name="MP11"><text:span text:style-name="MT7"><text:date style:data-style-name="D1" text:date-value="2015-09-12">9/12/15</text:date></text:span></text:p>
        </draw:text-box>
      </draw:frame>
      <draw:frame draw:name="Footer Placeholder 4" presentation:style-name="Mpr3" draw:text-style-name="MP12" draw:layer="backgroundobjects" svg:width="14.295cm" svg:height="1.348cm" svg:x="15.421cm" svg:y="23.544cm" presentation:class="footer" presentation:user-transformed="true">
        <draw:text-box>
          <text:p/>
        </draw:text-box>
      </draw:frame>
      <draw:frame draw:name="Slide Number Placeholder 5" presentation:style-name="Mpr3" draw:text-style-name="MP12" draw:layer="backgroundobjects" svg:width="10.529cm" svg:height="1.348cm" svg:x="32.35cm" svg:y="23.544cm" presentation:class="page-number" presentation:user-transformed="true">
        <draw:text-box>
          <text:p text:style-name="MP13"><text:span text:style-name="MT7"><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Lee, Sam</meta:initial-creator>
    <meta:editing-cycles>102</meta:editing-cycles>
    <meta:creation-date>2013-05-29T23:42:25</meta:creation-date>
    <dc:date>2015-09-12T12:44:55.335394675</dc:date>
    <meta:editing-duration>PT3H58M53S</meta:editing-duration>
    <meta:generator>LibreOffice/4.3.7.2$Linux_X86_64 LibreOffice_project/430m0$Build-2</meta:generator>
    <meta:document-statistic meta:object-count="115"/>
    <meta:user-defined meta:name="AppVersion">14.0000</meta:user-defined>
    <meta:user-defined meta:name="Company">Magent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6</meta:user-defined>
  </office:meta>
</office:document-meta>
</file>